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in-2-m2/settings.xml" manifest:media-type="text/xml"/>
  <manifest:file-entry manifest:full-path="main-2-m2/content.xml" manifest:media-type="text/xml"/>
  <manifest:file-entry manifest:full-path="main-2-m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319in" table:align="margins"/>
    </style:style>
    <style:style style:name="Table1.A" style:family="table-column">
      <style:table-column-properties style:column-width="6.5319in" style:rel-column-width="65535*"/>
    </style:style>
    <style:style style:name="Table2" style:family="table">
      <style:table-properties style:width="6.5319in" table:align="margins"/>
    </style:style>
    <style:style style:name="Table2.A" style:family="table-column">
      <style:table-column-properties style:column-width="6.5319in" style:rel-column-width="65535*"/>
    </style:style>
    <style:style style:name="Table3" style:family="table">
      <style:table-properties style:width="6.5319in" table:align="margins"/>
    </style:style>
    <style:style style:name="Table3.A" style:family="table-column">
      <style:table-column-properties style:column-width="3.266in" style:rel-column-width="32767*"/>
    </style:style>
    <style:style style:name="Table3.B" style:family="table-column">
      <style:table-column-properties style:column-width="3.266in" style:rel-column-width="32768*"/>
    </style:style>
    <style:style style:name="Table4" style:family="table">
      <style:table-properties style:width="6.5319in" table:align="margins"/>
    </style:style>
    <style:style style:name="Table4.A" style:family="table-column">
      <style:table-column-properties style:column-width="3.266in" style:rel-column-width="32767*"/>
    </style:style>
    <style:style style:name="Table4.B" style:family="table-column">
      <style:table-column-properties style:column-width="3.266in" style:rel-column-width="32768*"/>
    </style:style>
    <style:style style:name="P1" style:family="paragraph" style:parent-style-name="sty-11L">
      <style:text-properties fo:font-style="italic"/>
    </style:style>
    <style:style style:name="P2" style:family="paragraph" style:parent-style-name="author">
      <style:text-properties fo:font-size="12pt"/>
    </style:style>
    <style:style style:name="P3" style:family="paragraph" style:parent-style-name="date">
      <style:text-properties fo:font-size="12pt"/>
    </style:style>
    <style:style style:name="P4" style:family="paragraph" style:parent-style-name="sty-11L">
      <style:text-properties fo:font-style="italic"/>
    </style:style>
    <style:style style:name="P5" style:family="paragraph" style:parent-style-name="Heading-1"/>
    <style:style style:name="P6" style:family="paragraph" style:parent-style-name="Heading-2"/>
    <style:style style:name="P7" style:family="paragraph" style:parent-style-name="Heading-3"/>
    <style:style style:name="T1" style:family="text">
      <style:text-properties fo:font-style="italic"/>
    </style:style>
    <style:style style:name="T2" style:family="text">
      <style:text-properties fo:font-weight="bold"/>
    </style:style>
    <style:style style:name="T3" style:family="text">
      <style:text-properties fo:font-size="17pt"/>
    </style:style>
    <style:style style:name="fr1"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25in" fo:margin-right="0.25in" style:editable="tru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Hearing Faith: Music as Theology in the Spanish</text:span> <text:span text:style-name="T3">Empire</text:span></text:p>
      <text:p text:style-name="P2">Andrew A. Cashner</text:p>
      <text:p text:style-name="P3">DRAFT: June 1, 2018</text:p>
      <text:p text:style-name="clearpage"/>
      <text:h text:style-name="Heading-1" text:outline-level="1">Chapter 2 <text:line-break/><text:reference-mark text:name="x1-10002"/>Making Faith Appeal to Hearing</text:h>
      <text:p text:style-name="Text-body"/>
      <table:table table:name="Table1" table:style-name="Table1">
        <table:table-column table:style-name="Table1.A"/>
        <table:table-row>
          <table:table-cell office:value-type="string">
            <text:p text:style-name="P1">Yo no te alcanzo ni tu enigma sé, </text:p>
          </table:table-cell>
        </table:table-row>
        <table:table-row>
          <table:table-cell office:value-type="string">
            <text:p text:style-name="P1">porque a la Fe he escuchado sin la fe. </text:p>
          </table:table-cell>
        </table:table-row>
      </table:table>
      <text:p text:style-name="Text-body"/>
      <table:table table:name="Table2" table:style-name="Table2">
        <table:table-column table:style-name="Table2.A"/>
        <table:table-row>
          <table:table-cell office:value-type="string">
            <text:p text:style-name="sty-11L">I cannot comprehend you nor solve your puzzle, </text:p>
          </table:table-cell>
        </table:table-row>
        <table:table-row>
          <table:table-cell office:value-type="string">
            <text:p text:style-name="sty-11L">because I have listened to Faith without faith. </text:p>
          </table:table-cell>
        </table:table-row>
      </table:table>
      <text:p text:style-name="Text-body">—“Judaism,” in Calderón, <text:span text:style-name="Emphasis"><text:span text:style-name="T1">El nuevo palacio del Retiro</text:span></text:span> </text:p>
      <text:p text:style-name="First-line-indent">Churchgoers in the Hispanic world of the seventeenth century were familiar with many kinds of stock characters who appeared alongside the shepherds and kings in the devotional music performed at Christmas. One of the most intriguing of these recurring characters in villancicos is the <text:span text:style-name="Emphasis"><text:span text:style-name="T1">sordo</text:span></text:span>, a deaf or hard-of-hearing man. Poets placed the <text:span text:style-name="Emphasis"><text:span text:style-name="T1">sordo</text:span></text:span> character in dialogue scenes opposite a friar or catechist, in which the religious teacher attempted in vain to overcome the impediment of hearing and communicate his message. In 1671, one such villancico was performed by King Philip IV’s own ensemble, the Royal Chapel, for the feast of Christmas at Madrid’s Convent of the Incarnation. The music was composed by Matías Ruiz, chapelmaster at the convent, to an anonymous poem, <text:span text:style-name="Emphasis"><text:span text:style-name="T1">Pues la fiesta del niño</text:span></text:span><text:span text:style-name="Emphasis"> </text:span><text:span text:style-name="Emphasis"><text:span text:style-name="T1">es</text:span></text:span>.<text:reference-mark text:name="x1-1001f1"/><text:note text:id="ftn1" text:note-class="footnote"><text:note-citation>1</text:note-citation><text:note-body><text:p text:style-name="Footnote">E-E: Mús. 83-12.</text:p></text:note-body></text:note> The singers and players of the royal ensemble presented a dialogue between a catechist and “deaf” man. This is how the two men meet: </text:p>
      <text:section text:style-name="Sect1" text:name="begin-end-env-1">
        <text:p text:style-name="begin-env-p"/>
        <text:p text:style-name="quote"/>
        <table:table table:name="Table3" table:style-name="Table3">
          <table:table-column table:style-name="Table3.A"/>
          <table:table-column table:style-name="Table3.B"/>
          <table:table-row>
            <table:table-cell office:value-type="string">
              <text:p text:style-name="sty-11L"><text:span text:style-name="textit"><text:span text:style-name="T1">Sordo</text:span></text:span>: Éntrome de hoz, y de coz. </text:p>
            </table:table-cell>
            <table:table-cell office:value-type="string">
              <text:p text:style-name="sty-11L"><text:span text:style-name="textit"><text:span text:style-name="T1">Deaf Man</text:span></text:span>: Here I come, like it or not. </text:p>
            </table:table-cell>
          </table:table-row>
          <table:table-row>
            <table:table-cell office:value-type="string">
              <text:p text:style-name="sty-11L"><text:span text:style-name="textit"><text:span text:style-name="T1">Preg.</text:span></text:span>: ¿Quién llama con tanto estruendo? </text:p>
            </table:table-cell>
            <table:table-cell office:value-type="string">
              <text:p text:style-name="sty-11L"><text:span text:style-name="textit"><text:span text:style-name="T1">Catechist</text:span></text:span>: Who’s that making such a ruckus? </text:p>
            </table:table-cell>
          </table:table-row>
          <table:table-row>
            <table:table-cell office:value-type="string">
              <text:p text:style-name="sty-11L"><text:span text:style-name="textit"><text:span text:style-name="T1">S</text:span></text:span>: Hablen alto, que no entiendo, </text:p>
            </table:table-cell>
            <table:table-cell office:value-type="string">
              <text:p text:style-name="sty-11L"><text:span text:style-name="textit"><text:span text:style-name="T1">D</text:span></text:span>: Speak up, for I don’t understand </text:p>
            </table:table-cell>
          </table:table-row>
          <text:soft-page-break/>
          <table:table-row>
            <table:table-cell office:value-type="string">
              <text:p text:style-name="sty-11L">sino levantan la voz. </text:p>
            </table:table-cell>
            <table:table-cell office:value-type="string">
              <text:p text:style-name="sty-11L">unless you raise your voice. </text:p>
            </table:table-cell>
          </table:table-row>
          <table:table-row>
            <table:table-cell office:value-type="string">
              <text:p text:style-name="sty-11L"><text:span text:style-name="textit"><text:span text:style-name="T1">P</text:span></text:span>: Bajad la voz, </text:p>
            </table:table-cell>
            <table:table-cell office:value-type="string">
              <text:p text:style-name="sty-11L"><text:span text:style-name="textit"><text:span text:style-name="T1">C</text:span></text:span>: Lower your voice, </text:p>
            </table:table-cell>
          </table:table-row>
          <table:table-row>
            <table:table-cell office:value-type="string">
              <text:p text:style-name="sty-11L">que a Dios gracias no soy sordo. </text:p>
            </table:table-cell>
            <table:table-cell office:value-type="string">
              <text:p text:style-name="sty-11L">for I am not deaf, thank God. </text:p>
            </table:table-cell>
          </table:table-row>
          <table:table-row>
            <table:table-cell office:value-type="string">
              <text:p text:style-name="sty-11L"><text:span text:style-name="textit"><text:span text:style-name="T1">S</text:span></text:span>: ¿Dice que está el niño gordo? </text:p>
            </table:table-cell>
            <table:table-cell office:value-type="string">
              <text:p text:style-name="sty-11L"><text:span text:style-name="textit"><text:span text:style-name="T1">D</text:span></text:span>: Are you saying the baby is fat? </text:p>
            </table:table-cell>
          </table:table-row>
          <table:table-row>
            <table:table-cell office:value-type="string">
              <text:p text:style-name="sty-11L">pues de eso me alegro mucho. </text:p>
            </table:table-cell>
            <table:table-cell office:value-type="string">
              <text:p text:style-name="sty-11L">well, that sure makes me happy. </text:p>
            </table:table-cell>
          </table:table-row>
        </table:table>
        <text:p text:style-name="end-env-p"/>
      </text:section>
      <text:p text:style-name="First-line-indent">The deaf man is not the only object of humor here: the catechist completely fails to accommodate the other man’s impairment, and the garbled echoes of misheard teaching threaten to make the churchman the more absurd of the two characters. </text:p>
      <text:p text:style-name="First-line-indent">In fact, the <text:span text:style-name="Emphasis"><text:span text:style-name="T1">sordo</text:span></text:span> follows this introductory dialogue by declaring his love for the baby Jesus. The full eight-voice chorus joins him in affirming a maxim that could be interpreted as a critique of hearing and deaf people alike: </text:p>
      <text:section text:style-name="Sect1" text:name="begin-end-env-2">
        <text:p text:style-name="begin-env-p"/>
        <text:p text:style-name="quote"/>
        <table:table table:name="Table4" table:style-name="Table4">
          <table:table-column table:style-name="Table4.A"/>
          <table:table-column table:style-name="Table4.B"/>
          <table:table-row>
            <table:table-cell office:value-type="string">
              <text:p text:style-name="sty-11L"><text:span text:style-name="textit"><text:span text:style-name="T1">Sordo</text:span></text:span>: Pues vaya de viestas </text:p>
            </table:table-cell>
            <table:table-cell office:value-type="string">
              <text:p text:style-name="sty-11L"><text:span text:style-name="textit"><text:span text:style-name="T1">Deaf Man</text:span></text:span>: So on with the festivities </text:p>
            </table:table-cell>
          </table:table-row>
          <table:table-row>
            <table:table-cell office:value-type="string">
              <text:p text:style-name="sty-11L">al niño que adoro </text:p>
            </table:table-cell>
            <table:table-cell office:value-type="string">
              <text:p text:style-name="sty-11L">for the Christ-child I adore, </text:p>
            </table:table-cell>
          </table:table-row>
          <table:table-row>
            <table:table-cell office:value-type="string">
              <text:p text:style-name="sty-11L">que está como un oro, </text:p>
            </table:table-cell>
            <table:table-cell office:value-type="string">
              <text:p text:style-name="sty-11L">since he is like a gold coin, </text:p>
            </table:table-cell>
          </table:table-row>
          <table:table-row>
            <table:table-cell office:value-type="string">
              <text:p text:style-name="sty-11L">y el coro sonoro </text:p>
            </table:table-cell>
            <table:table-cell office:value-type="string">
              <text:p text:style-name="sty-11L">and let the resounding choir </text:p>
            </table:table-cell>
          </table:table-row>
          <table:table-row>
            <table:table-cell office:value-type="string">
              <text:p text:style-name="sty-11L">responda veloz, </text:p>
            </table:table-cell>
            <table:table-cell office:value-type="string">
              <text:p text:style-name="sty-11L">respond quickly, </text:p>
            </table:table-cell>
          </table:table-row>
          <table:table-row>
            <table:table-cell office:value-type="string">
              <text:p text:style-name="sty-11L">que sordos son </text:p>
            </table:table-cell>
            <table:table-cell office:value-type="string">
              <text:p text:style-name="sty-11L">for the deaf are those </text:p>
            </table:table-cell>
          </table:table-row>
          <table:table-row>
            <table:table-cell office:value-type="string">
              <text:p text:style-name="sty-11L">los que no escuchan </text:p>
            </table:table-cell>
            <table:table-cell office:value-type="string">
              <text:p text:style-name="sty-11L">who do not listen </text:p>
            </table:table-cell>
          </table:table-row>
          <table:table-row>
            <table:table-cell office:value-type="string">
              <text:p text:style-name="sty-11L">ni entienden el son. </text:p>
            </table:table-cell>
            <table:table-cell office:value-type="string">
              <text:p text:style-name="sty-11L">nor understand the sound. </text:p>
            </table:table-cell>
          </table:table-row>
          <table:table-row>
            <table:table-cell office:value-type="string">
              <text:p text:style-name="sty-11L"><text:span text:style-name="textit"><text:span text:style-name="T1">Coro</text:span></text:span>: Que sordos son </text:p>
            </table:table-cell>
            <table:table-cell office:value-type="string">
              <text:p text:style-name="sty-11L"><text:span text:style-name="textit"><text:span text:style-name="T1">Chorus</text:span></text:span>: For the deaf are those </text:p>
            </table:table-cell>
          </table:table-row>
          <table:table-row>
            <table:table-cell office:value-type="string">
              <text:p text:style-name="sty-11L">los que no escuchan </text:p>
            </table:table-cell>
            <table:table-cell office:value-type="string">
              <text:p text:style-name="sty-11L">who do not listen </text:p>
            </table:table-cell>
          </table:table-row>
          <table:table-row>
            <table:table-cell office:value-type="string">
              <text:p text:style-name="sty-11L">ni entienden el son. </text:p>
            </table:table-cell>
            <table:table-cell office:value-type="string">
              <text:p text:style-name="sty-11L">nor understand the sound. </text:p>
            </table:table-cell>
          </table:table-row>
        </table:table>
        <text:p text:style-name="end-env-p"/>
      </text:section>
      <text:p text:style-name="First-line-indent">If, theologically speaking, the truly deaf are those who do not listen or understand, then both characters in this scene are deaf to each other. This gives added meaning to the title written in Ruíz’s manuscript performing parts, <text:span text:style-name="Emphasis"><text:span text:style-name="T1">Villancico de los sordos</text:span></text:span>—using the plural for <text:span text:style-name="Emphasis"><text:span text:style-name="T1">deaf </text:span></text:span>even though there is only one character labelled <text:span text:style-name="Emphasis"><text:span text:style-name="T1">sordo</text:span></text:span> in the piece. </text:p>
      <text:p text:style-name="First-line-indent">This scene of mishearing and misunderstanding is emblematic of the central problem of the Roman Catholic Church in the new religious landscape after Columbus and Luther. The Church faced the challenges on every front: in Europe, to defend its teaching and regulate its practice in the face of Protestantism; and overseas, to convert natives to Christianity and build a <text:soft-page-break/>Catholic civilization in the colonized lands.<text:reference-mark text:name="x1-1002f2"/><text:note text:id="ftn2" text:note-class="footnote"><text:note-citation>2</text:note-citation><text:note-body><text:p text:style-name="Footnote"><text:span text:style-name="textbf">[Citation needed: basic bibliography on Catholic Reform]</text:span></text:p></text:note-body></text:note> Whether the church’s teachers were trying to speak to “heretics” or “pagans”; whether their quest was to defend the traditional meaning of <text:span text:style-name="Emphasis"><text:span text:style-name="T1">faith</text:span></text:span> against Lutheran reinterpretation, or to find a suitable translation for <text:span text:style-name="Emphasis"><text:span text:style-name="T1">God</text:span></text:span> to communicate with Mexica peasants and Mandarin philosophers in their own languages, Catholics found themselves, knowingly or not, in “dialogues of the deaf.”<text:reference-mark text:name="x1-1003f3"/><text:note text:id="ftn3" text:note-class="footnote"><text:note-citation>3</text:note-citation><text:note-body><text:p text:style-name="Footnote">The English expression is borrowed from the French <text:span text:style-name="Emphasis">dialogue de sourds</text:span> to mean “a discussion, meeting, etc., in which neither side understands or makes allowance for the point of view of the other” (<text:span text:style-name="Emphasis">Oxford English Dictionary [OED]</text:span>, s.v. <text:span text:style-name="Emphasis">dialogue</text:span>, <text:a xlink:type="simple" xlink:href="http://www.oed.com/" text:style-name="Internet_20_link" text:visited-style-name="Visited_20_Internet_20_Link">http://www.oed.com/</text:a>). Wyatt MacGaffey has applied it to early European encounters with Africans, <text:span text:style-name="textbf">[MacGaffey:DialoguesDeaf]</text:span>.</text:p></text:note-body></text:note> </text:p>
      <text:p text:style-name="First-line-indent">If faith came through hearing, as Saint Paul wrote, then church leaders needed to find a way to engage the auditory sense, some way not only to make faith heard but actually to make it understood, and to enable people to put this faith into practice. For this purpose Catholics embraced music as a supernaturally powerful means of making faith appeal to hearing. Music was at the center of all these evangelizing and civilizing efforts: Jesuits in Europe used music and theater to train the youth of the nobility to follow in the Catholic flock, while their missionary brothers in Brazil and Japan adapted Iberian folk songs to indigenous languages; the Franciscans in New Spain formed choruses of indigenous boys and established the foundation of a rich musical culture in the new colony.<text:reference-mark text:name="x1-1004f4"/><text:note text:id="ftn4" text:note-class="footnote"><text:note-citation>4</text:note-citation><text:note-body><text:p text:style-name="Footnote"><text:span text:style-name="textbf">[Citation needed: Jesuits Brazil, Japan, Franciscan choirs, Da Gante, Sahagun, Mexican colonial music; Chakravarti:LanguageOfLand; Kittya Lee]</text:span></text:p></text:note-body></text:note> But the same problem of communication depicted <text:span text:style-name="Emphasis"><text:span text:style-name="T1">within</text:span></text:span> the villancico about deafness also affected the music of the villancico itself: what if the music failed to communicate? Given the potential for misunderstanding and confusion, how could anyone know that “what was heard” in a musical performance actually led to faith? </text:p>
      <text:p text:style-name="First-line-indent">The church’s answer, explained in the official Roman Catechism and echoed across the genres of theological literature and devotional art, was to accommodate the sense of hearing and train it at the same time.<text:reference-mark text:name="x1-1005f5"/><text:note text:id="ftn5" text:note-class="footnote"><text:note-citation>5</text:note-citation><text:note-body><text:p text:style-name="Footnote">Catholic Church, <text:span text:style-name="Emphasis">Catechismvs Ex Decreto Concilii Tridentini, Ad Parochos Pii V. Pont. Max. iussu editus</text:span> (Cologne, 1567).</text:p></text:note-body></text:note> Acccommodation meant adapting the method of communication—but not, ideally, the message—to compensate for the weakness of the senses and the obstacles to <text:soft-page-break/>intelligibility caused by differing language, culture, education, and personal temperament. Training meant exercising the senses, sensitizing and disciplining them to create the capacity to perceive the church’s teaching rightly and live accordingly.<text:reference-mark text:name="x1-1006f6"/><text:note text:id="ftn6" text:note-class="footnote"><text:note-citation>6</text:note-citation><text:note-body><text:p text:style-name="Footnote"><text:span text:style-name="textbf">[Citation needed: sound studies]</text:span></text:p></text:note-body></text:note> Devotional music might even be considered as a kind of prosthetic device to overcome the disability of the spiritually deaf.<text:reference-mark text:name="x1-1007f7"/><text:note text:id="ftn7" text:note-class="footnote"><text:note-citation>7</text:note-citation><text:note-body><text:p text:style-name="Footnote"><text:span text:style-name="textbf">[Citation needed: disability studies]</text:span></text:p></text:note-body></text:note> Hispanic villancicos, I argue, functioned both to make faith appeal to the ears of a wide range of hearers, and to cultivate disciplines that would turn hearers into listeners—people who heard the message of faith <text:span text:style-name="Emphasis"><text:span text:style-name="T1">with</text:span></text:span> faith, and who lived out their faith together as part of a harmonious society.<text:reference-mark text:name="x1-1008f8"/><text:note text:id="ftn8" text:note-class="footnote"><text:note-citation>8</text:note-citation><text:note-body><text:p text:style-name="Footnote"><text:span text:style-name="textbf">[Citation needed: Dell’Antonio]</text:span></text:p></text:note-body></text:note> </text:p>
      <text:p text:style-name="First-line-indent">Villancicos were the most widespread form of religious music with words in vernacular languages in the Catholic world after the Council of Trent, and they provide evidence for a sustained endeavor by church leaders to establish conventions of communication with ordinary people. The creators of villancicos drew on common experiences of everyday life and linked them to the sacred in inventive ways that met the devotional needs of specific communities. Each piece provides a new answer to Christ’s question, “With what can we compare the kingdom of God, or what parable will we use for it?” (Mk 4:21). Villancicos thus represent a key component of the Hispanic church’s effort to use music to make faith appeal to hearing. They are evidence of the church working to accommodate hearing and train it at the same time. </text:p>
      <text:p text:style-name="First-line-indent">This type of devotional music spoke to a variety of people at different levels of understanding. They were a central part of the celebrations of Christmas, Corpus Christi, the Conception of Mary, and feasts of the saints across the Hispanic world, performed both inside and outside the church, at Matins and Mass, in a multitude of public and private contexts. Villancicos were composed in sets of eight of more pieces, most commonly interpersed between the readings of the Matins liturgy and replacing or supplementing the Responsory chants <text:soft-page-break/>according to local practice. Each of these cycles includes an array of subgenres that would speak to different portions of the congregation. These range from silly dialogues of Christmas shepherds that would have entertained children and their parents alike to sophisticated meditations on metaphorical conceits, such as the pieces based on musical terminology that will be studied in <text:span text:style-name="T2">??</text:span> of this book. </text:p>
      <text:p text:style-name="First-line-indent">Even the structure of individual villancicos reflects the effort to communicate on multiple levels. The <text:span text:style-name="Emphasis"><text:span text:style-name="T1">estribillo</text:span></text:span> section of a typical villancico was scored for full ensemble and performed at the beginning and then repeated at the end of the piece; composers usually set this in relatively complex polyphony similar to what they would use for a motet. In the center of the piece, the <text:span text:style-name="Emphasis"><text:span text:style-name="T1">coplas</text:span></text:span> or verses were usually set strophically for solo singers or a reduced ensemble with accompaniment. As Bernardo Illari argues, the <text:span text:style-name="Emphasis"><text:span text:style-name="T1">copla</text:span></text:span> settings are probably based closely on oral traditions for singing poetry, especially in the <text:span text:style-name="Emphasis"><text:span text:style-name="T1">romance</text:span></text:span> meter, to stock melodic formulas; and it would have been easier for common listeners to make sense of the words that were sung to the simple, repeating melodies.<text:reference-mark text:name="x1-1009f9"/><text:note text:id="ftn9" text:note-class="footnote"><text:note-citation>9</text:note-citation><text:note-body><text:p text:style-name="Footnote">Bernardo Illari, “Polychoral Culture: Cathedral Music in La Plata (Bolivia), 1680–1730” (PhD diss., University of Chicago, 2001).</text:p></text:note-body></text:note> The <text:span text:style-name="Emphasis"><text:span text:style-name="T1">estribillo</text:span></text:span>, by contrast, is often much more complex and draws on traditions of learned counterpoint; composers often invoke a variety of stylistic registers and styles to convey the meaning of the words and heighten their rhetorical impact. </text:p>
      <text:p text:style-name="First-line-indent">But though villancicos have these aspects that seem designed to engage a wide popular audience, they differ from other dominant forms of vernacular religious music in this period—Lutheran chorales and Reformed psalms—in that they were not sung by ordinary parishioners. Rather, more like Anglican anthems and German sacred concertos, they were performed by professional church musicians for the benefit of the congregation. The printed commemorative leaflets of villancico poetry, and the manuscript performing parts of the musical settings preserve only one side of the church’s dialogue. Hispanic Catholics did not, generally speaking, cultivate a society of literate, self-advocating lay people who would have left behind traces of their personal <text:soft-page-break/>beliefs and devotional practices. For the Spanish Empire, then, we know what people heard, but not what they understood or how they responded.<text:reference-mark text:name="x1-1010f10"/><text:note text:id="ftn10" text:note-class="footnote"><text:note-citation>10</text:note-citation><text:note-body><text:p text:style-name="Footnote">Shai Burstyn, “In Quest of the Period Ear,” <text:span text:style-name="Emphasis">Early Music</text:span> 25, no. 4 (1997): 693–701.</text:p></text:note-body></text:note> And when villancicos represent types of people—whether catechists, deaf men, black slaves, or Indians—they leave us only with conventional caricatures, not ethnohistorical descriptions.<text:reference-mark text:name="x1-1011f11"/><text:note text:id="ftn11" text:note-class="footnote"><text:note-citation>11</text:note-citation><text:note-body><text:p text:style-name="Footnote">Geoffrey Baker, “The ‘Ethnic Villancico’ and Racial Politics in 17th-Century Mexico,” in <text:span text:style-name="Emphasis">Devotional Music in the Iberian World, 1450–1800: The Villancico and Related Genres</text:span>, ed. Tess Knighton and Álvaro Torrente (Aldershot, UK: Ashgate, 2007), 399–408; Geoffrey Baker, “Latin American Baroque: Performance as a Post-Colonial Act?,” <text:span text:style-name="Emphasis">Early Music</text:span> 3, no. 36 (2008): 441–448; Drew Edward Davies, “Finding ‘Local Content’ in the Music of New Spain,” <text:span text:style-name="Emphasis">Early Music America</text:span> 2, no. 19 (2013): 60–64.</text:p></text:note-body></text:note> </text:p>
      <text:p text:style-name="First-line-indent">All the same, the devotional music that survives from imperial Spain can still open a fascinating window into the process of religious communication. First, villancicos should not be understood as an exclusively top-down communication, and certainly not as a simple mode of religious indoctrination. The creators of villancicos were not always members of the most elite strata, and in fact the more cultivated Spanish poets like Francisco de Quevedo mocked the authors of villancicos as hacks stringing together clichés to satisfy the tastes of a lower-class market.<text:reference-mark text:name="x1-1012f12"/><text:note text:id="ftn12" text:note-class="footnote"><text:note-citation>12</text:note-citation><text:note-body><text:p text:style-name="Footnote"><text:span text:style-name="textbf">[Citation needed: Quevedo critique of villancicos]</text:span></text:p></text:note-body></text:note> If the critique bears any residue of truth, then the same low-class elements of villancicos that those poets disdained can provide us with insight into culture at a more common level. On the musical side as well, some villancico composers were not prestigious cathedral chapelmasters and we know of at least one who was of indigenous ancestry, Juan de Araújo in Boliiva.<text:reference-mark text:name="x1-1013f13"/><text:note text:id="ftn13" text:note-class="footnote"><text:note-citation>13</text:note-citation><text:note-body><text:p text:style-name="Footnote"><text:span text:style-name="textbf">[Citation needed: non-MC composers, Illari]</text:span></text:p></text:note-body></text:note> Besides, regardless of their personal background, villancio poets and composers were following the demands of their local congregation, who according to contemporary accounts turned out in droves to hear the annual villancico performances.<text:reference-mark text:name="x1-1014f14"/><text:note text:id="ftn14" text:note-class="footnote"><text:note-citation>14</text:note-citation><text:note-body><text:p text:style-name="Footnote"><text:span text:style-name="textbf">[Citation needed: audience turnout]</text:span></text:p></text:note-body></text:note> Somewhat like mass-mediated popular music today, this music was not typically created by common people themselves, but it both reflected and shaped popular tastes and attitudes. </text:p>
      <text:p text:style-name="First-line-indent">Moreover, the poetic and musical texts of villancicos themselves may be read as discourses on the process of using music to make faith appeal to hearing. Many villancicos <text:soft-page-break/>explicitly treat this theme, overtly asking hearers, “Listen!” “Pay attention!” and even (in the words of a piece set by Joan Cererols) <text:span text:style-name="Emphasis"><text:span text:style-name="T1">Callar y creer</text:span></text:span>—literally, shut up and believe.<text:reference-mark text:name="x1-1015f15"/><text:note text:id="ftn15" text:note-class="footnote"><text:note-citation>15</text:note-citation><text:note-body><text:p text:style-name="Footnote"><text:span text:style-name="textbf">[Citation needed: Cererols, Serrana tu que en los valles]</text:span></text:p></text:note-body></text:note> As demonstrated in <text:span text:style-name="T2">??</text:span>, people used metamusical villancicos to articulate their theological beliefs about music through the practice of music itself. A large proportion of the repertoire presents scenes of dialogue, such as most of the examples in this chapter.<text:reference-mark text:name="x1-1016f16"/><text:note text:id="ftn16" text:note-class="footnote"><text:note-citation>16</text:note-citation><text:note-body><text:p text:style-name="Footnote">There is evidence <text:span text:style-name="textbf">[where?]</text:span> that villancicos were sometimes staged, even with costumes, but the practice varied locally and more research is needed into this question. It is possible that the performance practice depended on the venue: for example, we might speculate that Juan Gutiérrez de Padilla, chapelmaster at Puebla Cathedral and also a priest of the Oratorian Society, presented his pieces unstaged at the cathedral, but might have repeated them at the <text:span text:style-name="Emphasis">Oratorio</text:span> in a more theatrical manner. If so, then villancico cycles would need to be reconsidered as an important early form of Spanish musical theater.</text:p></text:note-body></text:note> These dramatized conversations paint colorful pictures of the sometimes bumbling and misguided conversations between church leaders and their parishioners. </text:p>
      <text:p text:style-name="First-line-indent">As the “villancicos of the deaf” demonstrate, problems could arise at every stage of the effort to communicat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Above all these is the danger that both the teacher and the pupil, performer and audience, might be deaf to each other; that neither one could truly know whether their communication had been successful. </text:p>
      <text:p text:style-name="First-line-indent">This chapter explores the theological climate in which villancicos were created and heard, analyzing and interpreting villancicos that focus on the link between faith and hearing, in the context of theological literature, religious drama, and music theory. We will begin by discussing theological and literary sources that shaped and reflected widespread notions about faith, hearing, and music, while also revealing tensions in those understandings. Then we will look at a group of related villancicos, never previously edited or studied, that present musical discourses on the links between faith and hearing, and manifest similar tensions. The first two pieces stage <text:soft-page-break/>allegorical contests of the senses in which hearing is the favored sense of faith. Other pieces deliberately confuse the senses to point to a higher truth that is beyond sensation. The last two pieces are “villancicos of the deaf,” the one already discussed by Ruiz and an earlier example from Puebla by Juan Gutiérrez de Padilla. They represent characters whose impairments of hearing render them unable to understand religious teaching, all the while poking fun at the futile communication of some churchmen. </text:p>
      <text:p text:style-name="First-line-indent">Villancicos on the subject of hearing and faith, I argue, provided a way for church leaders to make faith appeal to the hearing of a broad range of listeners. They thus fulfilled one of the central prerogatives of Catholic teaching after the Council of Trent, to accommodate the sense of hearing even while training it. If we listen closely to villancicos as historical sources for theological understanding, it becomes clear that they functioned as much more than tools for simplistic religious teaching or as banal, worldly entertainment. These pieces often raise as many questions as they answer, but this tension, I argue, was what enabled these to function as a kind of theological ear training. The villancicos in this chapter appeal to the ear in order to give listeners an opportunity to contemplate the challenges of faithful hearing. </text:p>
      <text:h text:style-name="Heading-2" text:outline-level="2">2.1 <text:reference-mark text:name="x1-20002.1"/>Accommodating and Training the Ear</text:h>
      <text:p text:style-name="Text-body">Devotional music of the Spanish Empire should be understood as part the Catholic Church’s larger endeavor to make faith appeal to hearing. Catholic theologians taught that since faith came through hearing, as Sain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 </text:p>
      <text:p text:style-name="First-line-indent">Though the Protestant reformers insisted that their teachings were a return to true biblical orthodoxy, Catholic theologians believed that the reformers had redefined faith completely. In <text:soft-page-break/>contrast, Catholics continued to develop the theology of faith they inherited from medieval writers like Thomas Aquinas, in which faith was one of three virtues or capacities, along with hope and charity.<text:reference-mark text:name="x1-2001f17"/><text:note text:id="ftn17" text:note-class="footnote"><text:note-citation>17</text:note-citation><text:note-body><text:p text:style-name="Footnote">Susan Elizabeth Schreiner, <text:span text:style-name="Emphasis">Are You Alone Wise?: The Search for Certainty in the Early Modern Era</text:span> (Oxford: Oxford University Press, 2011), 130–132.</text:p></text:note-body></text:note> Simple belief in intellectual propositions was “unformed faith” (<text:span text:style-name="Emphasis"><text:span text:style-name="T1">fides</text:span></text:span><text:span text:style-name="Emphasis"> </text:span><text:span text:style-name="Emphasis"><text:span text:style-name="T1">informe</text:span></text:span>).<text:reference-mark text:name="x1-2002f18"/><text:note text:id="ftn18" text:note-class="footnote"><text:note-citation>18</text:note-citation><text:note-body><text:p text:style-name="Footnote">Catholic Church, <text:span text:style-name="Emphasis">Catechismus ex decreto sacrosancti Concilii Tridentini: iussu Pij V. pontif. max. editus</text:span> (London, 1614), s.v. <text:span text:style-name="Emphasis">Credo in Deum Patrem, 15–20</text:span>.</text:p></text:note-body></text:note> It was essential that every Christian believe certain things, but this was not the summit of Christian life. The goal was that Christians would develop fully “formed faith” (<text:span text:style-name="Emphasis"><text:span text:style-name="T1">fides formata</text:span></text:span>), which “worked through” the two higher virtues to result in what might best be translated as “faithfulness.” True faith was a conviction that manifested itself through ethical behavior in fidelity to God’s will. </text:p>
      <text:p text:style-name="First-line-indent">For Catholics, then, faith encompassed beliefs, attitudes, and behaviors. Faith connected individual experience with ethical action as part of the community of the Church. A man of faith was a man of virtue (the root of <text:span text:style-name="Emphasis"><text:span text:style-name="T1">virtus</text:span></text:span> being <text:span text:style-name="Emphasis"><text:span text:style-name="T1">vir</text:span></text:span>), and thus faith was central to the Catholic Humanist goal of building a virtuous society. Christian disciples were required not only to “hear” the Church’s teaching and believe it (this would be unformed faith); they also had to “listen” in the sense of obeying. </text:p>
      <text:p text:style-name="First-line-indent">The Church emphasized this theme in its official guidance for religious teachers, the new catechism “for parish priests” commissioned by the Council of Trent and first published in 1566.<text:reference-mark text:name="x1-2003f19"/><text:note text:id="ftn19" text:note-class="footnote"><text:note-citation>19</text:note-citation><text:note-body><text:p text:style-name="Footnote">Catholic Church, <text:span text:style-name="Emphasis">Catechismus</text:span>, s.v. <text:span text:style-name="Emphasis">catechism</text:span>; <text:span text:style-name="Emphasis">New Catholic Encyclopedia</text:span>, 2nd. ed (Gale, 2003).</text:p></text:note-body></text:note> In responding to both the challenge of Protestantism and the underlying problems that had allowed heresy to take root, the council’s bishops sought to improve the education of clergy and laity in matters of faith.<text:reference-mark text:name="x1-2004f20"/><text:note text:id="ftn20" text:note-class="footnote"><text:note-citation>20</text:note-citation><text:note-body><text:p text:style-name="Footnote"><text:span text:style-name="Emphasis">New Catholic Encyclopedia</text:span>, s.v. <text:span text:style-name="Emphasis">Trent, Council of </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ext:soft-page-break/>the faith heard and understood. </text:p>
      <text:p text:style-name="First-line-indent">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reference-mark text:name="x1-2005f21"/><text:note text:id="ftn21" text:note-class="footnote"><text:note-citation>21</text:note-citation><text:note-body><text:p text:style-name="Footnote">Catholic Church, <text:span text:style-name="Emphasis">Catechismus</text:span>, 9: “Omnis autem doctrinae ratio, quae fidelibus tradenda sit, verbo Dei continetur, quod in scripturas, traditionesque distributum est.”</text:p></text:note-body></text:note> In the words of John’s gospel, Jesus Christ himself was the <text:span text:style-name="Emphasis"><text:span text:style-name="T1">logos</text:span></text:span> or <text:span text:style-name="Emphasis"><text:span text:style-name="T1">verbum</text:span></text:span> (Jn 1:1), the “Word made flesh.” Where God had previously spoken through the law and the prophets, now he had spoken through his Son (Hb 1:1). 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 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reference-mark text:name="x1-2006f22"/><text:note text:id="ftn22" text:note-class="footnote"><text:note-citation>22</text:note-citation><text:note-body><text:p text:style-name="Footnote">Ibid., 6: “Haec est vita aeterna, vt cognoscant te solùm verum Deum, &amp; quem misisti, Iesum Christum.”</text:p></text:note-body></text:note> All the Church’s teachers should exert themselves to the end that </text:p>
      <text:section text:style-name="Sect1" text:name="begin-end-env-3">
        <text:p text:style-name="begin-env-p"/>
        <text:p text:style-name="quote">the faithful should know and love from the heart Jesus Christ, and him crucified (1Co 2:2); and indeed to persuade them so that they believe with the faithfulness [<text:span text:style-name="Emphasis"><text:span text:style-name="T1">pietas</text:span></text:span>] of their inmost heart and with disciplined devotion [<text:span text:style-name="Emphasis"><text:span text:style-name="T1">religio</text:span></text:span>], that there is no other name given to people under heaven, through whom they can be saved (Ac 4:12), since Christ is the atonement for our sins (1Jn 2:2).<text:reference-mark text:name="x1-2007f23"/><text:note text:id="ftn23" text:note-class="footnote"><text:note-citation>23</text:note-citation><text:note-body><text:p text:style-name="Footnote">Ibid., 6 (the scriptural citations are in marginal notes): “Quamobrem in eo praecipuè Ecclesiastici doctoris opera versabitur, vt fideles scire ex animo cupiant, Iesum Christum &amp; hunc crucifixum: sibíque certò persuadeant, atque intima cordis pietate, &amp; religione credant, aliud nomen non esse datum hominibus sub coelo, in quo oporteat nos saluos fieri: siquidem ipse propitiatio est pro peccatis nostris.”</text:p></text:note-body></text:note></text:p>
        <text:p text:style-name="end-env-p"><text:soft-page-break/></text:p>
      </text:section>
      <text:p text:style-name="First-line-indent">The catechism places a distinctly Catholic emphasis on obedience and faithful living—that is, on “formed faith” that manifests in love—countering the Protestant emphasis on salvation by faith alone. Since “in this we know that we know him, if he keep his commandments” (1 Jn 2:3), teachers should model faithful living, “not in leisure” but “in applying diligent effort to justice, piety, faith, charity, mercy,” having been redeemed “to do good works” (1 Tm 2:12); so that “whether one sets out to believe or hope or do anything,” the love of God should be the summit of all Christian life.<text:reference-mark text:name="x1-2008f24"/><text:note text:id="ftn24" text:note-class="footnote"><text:note-citation>24</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 The church’s mission was not only to instill belief but to build a community in which people could live out their faith in love for one another. Listening to Christ the Word meant joining oneself to the Church, which was Christ’s body, the physical and social manifestation of the Word in the world. </text:p>
      <text:p text:style-name="First-line-indent">How, then, could the Church communicate the Word through the sense of hearing? Drawing on Saint Paul’s dictum from Romans, the catechism challenges the Church’s ministers to find a way to make Christ the Word audible: </text:p>
      <text:section text:style-name="Sect1" text:name="begin-end-env-4">
        <text:p text:style-name="begin-env-p"/>
        <text:p text:style-name="quote">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Emphasis"><text:span text:style-name="T1">they must accommodate</text:span></text:span><text:span text:style-name="Emphasis"> </text:span><text:span text:style-name="Emphasis"><text:span text:style-name="T1">the teaching to the sense of hearing and intelligence</text:span></text:span>, so that by these [mysteries and precepts], <text:span text:style-name="Emphasis"><text:span text:style-name="T1">those who possess a well-trained sense</text:span></text:span> should be filled up by spiritual food.<text:reference-mark text:name="x1-2009f25"/><text:note text:id="ftn25" text:note-class="footnote"><text:note-citation>25</text:note-citation><text:note-body><text:p text:style-name="Footnote">Ibid., 2, 8–9 (emphasis added): “Cvm autem fides ex auditu concipiatur, perspicuum est, quàm necessaria semper fuerit ad aeternam vitam consequendam doctoris legitimi fidelis opera, ac ministerium […] vt videlicet intelligerent, que ad hoc ministerium vocati sunt, ita in tradendis fidei mysteriis, ac vitae praeceptis, doctrinam ad audientium sensum, atque intelligentiam accommodari oportere, vt cùm eorum animos, qui exercitatos sensus habent, spirituali cibo expleuerint […].”</text:p></text:note-body></text:note></text:p>
        <text:p text:style-name="end-env-p"><text:soft-page-break/></text:p>
      </text:section>
      <text:p text:style-name="First-line-indent">To do this, pastors should consider “the age, intelligence [<text:span text:style-name="Emphasis"><text:span text:style-name="T1">ingenium</text:span></text:span>], customs, condition” of their charges, to give milk to spiritual infants and solid food to the maturing, to raise up a “perfect man [<text:span text:style-name="Emphasis"><text:span text:style-name="T1">virum perfectum</text:span></text:span>], after the measure of the fullness of Christ.”<text:reference-mark text:name="x1-2010f26"/><text:note text:id="ftn26" text:note-class="footnote"><text:note-citation>26</text:note-citation><text:note-body><text:p text:style-name="Footnote">Ibid., 8: “Obseruanda est enim audientium aetas, ingenium, mores, conditio […]. sed cùm alij veluti modò geniti infantes sint, alij in Christo adolescere incipiant, nonnulli verò quodammodo confirmata sint aetate, necesse est diligenter considerare, quibus lacte, quibus solidiore cibo opus sit, ac singulis ea doctrinae alimenta praebere, quae spiritum augeant, donec occurramus omnes in vnitatem fidei, &amp; agnitiones filij Dei, in virum perfectum, in mensuram aetatis plenitudinis Christi.”</text:p></text:note-body></text:note> </text:p>
      <text:p text:style-name="First-line-indent">The catechism’s principle of accommodation was exemplified in vernacular expositions of the catechism, like the Spanish versions of Antonio de Azevedo, Juan Eusebio de Nieremberg, and Juan de Palafox y Mendoza.<text:reference-mark text:name="x1-2011f27"/><text:note text:id="ftn27" text:note-class="footnote"><text:note-citation>27</text:note-citation><text:note-body><text:p text:style-name="Footnote">Fray Antonio de Azevedo, <text:span text:style-name="Emphasis">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Emphasis">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Emphasis">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reference-mark text:name="x1-2012f28"/><text:note text:id="ftn28" text:note-class="footnote"><text:note-citation>28</text:note-citation><text:note-body><text:p text:style-name="Footnote">On Europe as a mission front after Trent, see Henry Kamen, <text:span text:style-name="Emphasis">Early Modern European Society</text:span> (New York: Routledge, 2000), 60–63.</text:p></text:note-body></text:note> </text:p>
      <text:p text:style-name="First-line-indent">The Augustinian friar Antonio de Azevedo begins his 1589 <text:span text:style-name="Emphasis"><text:span text:style-name="T1">Catechism of the Mysteries</text:span></text:span><text:span text:style-name="Emphasis"> </text:span><text:span text:style-name="Emphasis"><text:span text:style-name="T1">of the Faith</text:span></text:span> by declaring that communicating the faith requires both trustworthy teachers and faithful listeners—a concept for which Azevedo uses music as a key metaphor.<text:reference-mark text:name="x1-2013f29"/><text:note text:id="ftn29" text:note-class="footnote"><text:note-citation>29</text:note-citation><text:note-body><text:p text:style-name="Footnote">Azevedo, <text:span text:style-name="Emphasis">Catecismo</text:span>.</text:p></text:note-body></text:note> He begins with the image taken from Pliny of a pupil listening at the feet of a teacher who is holding a harp. The teacher is shown, Azevedo says, </text:p>
      <text:section text:style-name="Sect1" text:name="begin-end-env-5">
        <text:p text:style-name="begin-env-p"/>
        <text:p text:style-name="quote"><text:soft-page-break/>with a musical instrument which gives pleasure to the ear, so that we should understand that Faith enters through the ear [<text:span text:style-name="Emphasis"><text:span text:style-name="T1">oído</text:span></text:span>], as Saint Paul says, and that the disciple should be like a child, simple, without malice or duplicity, without knowing even how to respond or argue, but only how to listen and learn. Thus this image depicts for us elegantly, what the hearer of the Faith should be like.<text:reference-mark text:name="x1-2014f30"/><text:note text:id="ftn30" text:note-class="footnote"><text:note-citation>30</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end-env-p"/>
      </text:section>
      <text:p text:style-name="First-line-indent">The teacher’s task, then, is not only to make the faith heard, but to make it “appeal to the ear,” just as Azevedo says music does.<text:reference-mark text:name="x1-2015f31"/><text:note text:id="ftn31" text:note-class="footnote"><text:note-citation>31</text:note-citation><text:note-body><text:p text:style-name="Footnote">The Spanish word <text:span text:style-name="Emphasis">oído</text:span> could mean both “hearing” and “ear,” much like the Greek word <text:span text:style-name="Emphasis">akoē</text:span> translated as “hearing” in Romans 10:17.</text:p></text:note-body></text:note> For Azevedo, proper 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one in which both the message and the process of teaching were controlled under the authority of the Church. The hearer’s role in this scenario is simply to listen: Azevedo does not make any provision for the listener as a creative participant, as a reader whose response might effect the teaching process. </text:p>
      <text:p text:style-name="First-line-indent">How could the Church use music, then, in the effort to make Christ the Word audible? The catechism’s theology might suggest that music would contribute to propagating faith because this medium could appeal in a special way to the sense of hearing. If teaching should appeal to <text:soft-page-break/>the ear <text:span text:style-name="Emphasis"><text:span text:style-name="T1">like</text:span></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 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 </text:p>
      <text:p text:style-name="Text-body"/>
      <text:h text:style-name="Heading-3" text:outline-level="3"><text:reference-mark text:name="x1-30002.1"/>Experiencing Spiritual Truth through Music</text:h>
      <text:p text:style-name="Text-body">This tension between accommodating the ear and training may be seen in one of the most serious attempts to explain music’s power in the seventeenth century, by the Jesuit polymath Athanasius Kircher (1602–1680). Kircher’s compendium of musical knowledge, <text:span text:style-name="Emphasis"><text:span text:style-name="T1">Musurgia universalis</text:span></text:span>, was published in Rome in 1650 and thence disseminated throughout the Hispanic world, with copies sent to centers of colonial culture including Puebla and Manila.<text:reference-mark text:name="x1-3001f32"/><text:note text:id="ftn32" text:note-class="footnote"><text:note-citation>32</text:note-citation><text:note-body><text:p text:style-name="Footnote">Paula Findlen, ed., <text:span text:style-name="Emphasis">Athanasius Kircher: The Last Man Who Knew Everything</text:span> (New York: Routledge, 2004); Joscelyn Godwin, <text:span text:style-name="Emphasis">Athanasius Kircher’s Theater of the World: The Life and Work of the Last Man to Search for Universal Knowledge</text:span> (Rochester, VT: Inner Traditions, 2009); on the worldwide distribution of the book as far as Manila, see David Irving, <text:span text:style-name="Emphasis">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reference-mark text:name="x1-3002f33"/><text:note text:id="ftn33" text:note-class="footnote"><text:note-citation>33</text:note-citation><text:note-body><text:p text:style-name="Footnote">Athanasius Kircher, <text:span text:style-name="Emphasis">Mvsvrgia vniversalis, sive Ars magna consoni et dissoni in X. libros digesta</text:span> (Rome, 1650), bk. 7, p. 549: “Vtrum, cur, &amp; quomodo Musica uim habeat ad animos hominum commouendos, &amp; vtrum vera sint, quae de mirificis Musicae Veteris effectibus scribuntur.”</text:p></text:note-body></text:note> <text:soft-page-break/>Kircher’s contribution to this favorite controversy of the Renaissance is to defend the superiority of modern music on the basis of, among other factors, its increased ability to move listeners through varieties of musical structure and style. </text:p>
      <text:p text:style-name="First-line-indent">For Kircher, music added such power to words, that it could move a listener not only to understand the subject of the words, but to physically experience their truth. According to legend the famed <text:span text:style-name="Emphasis"><text:span text:style-name="T1">aulos</text:span></text:span> player Timotheus aroused Alexander the Great to the furor of war through music, and Kircher says he did this by adapting his song both to the feeling of war and to the disposition of the king.<text:reference-mark text:name="x1-3003f34"/><text:note text:id="ftn34" text:note-class="footnote"><text:note-citation>34</text:note-citation><text:note-body><text:p text:style-name="Footnote">Kircher is probably responding to Vincenzo Galilei, <text:span text:style-name="Emphasis">Dialogo della musica</text:span> (Florence, 1581), 90, in discussing the Classical source, Dio Chrysostom, <text:span text:style-name="Emphasis">Orationes</text:span> 1 (<text:span text:style-name="Emphasis">Peri Basileias</text:span>); a later treatment of this subject is John Dryden, <text:span text:style-name="Emphasis">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 </text:p>
      <text:section text:style-name="Sect1" text:name="begin-end-env-6">
        <text:p text:style-name="begin-env-p"/>
        <text:p text:style-name="quote">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reference-mark text:name="x1-3004f35"/><text:note text:id="ftn35" text:note-class="footnote"><text:note-citation>35</text:note-citation><text:note-body><text:p text:style-name="Footnote">Kircher, <text:span text:style-name="Emphasis">Musurgia universalis</text:span>, bk. 7, p. 550: “Sicuti contra, si quis Deo deuotum hominum rerumque coelestium, meditationi deditum in exoticos affectus raptusque mentis commouere vellet is supra insigne aliquod verborum thema, quod rerum cae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end-env-p"/>
      </text:section>
      <text:p text:style-name="First-line-indent">Kircher says that the experience of Jesuit missionaries around the world provides ample <text:soft-page-break/>evidence of this miraculous power of music combined with preaching. But Kircher’s depiction of music’s power in this passage goes well beyond the Jesuit formula of “teaching, pleasing, and persuading.”<text:reference-mark text:name="x1-3005f36"/><text:note text:id="ftn36" text:note-class="footnote"><text:note-citation>36</text:note-citation><text:note-body><text:p text:style-name="Footnote">On the Jesuit approach to religious arts, see Gauvin A. Bailey, <text:span text:style-name="Emphasis">Art on the Jesuit Missions in Asia and Latin America, 1542–1773</text:span> (Toronto, 1999), 35–51.</text:p></text:note-body></text:note> Music not only makes the teaching of doctrinal truth appealing and persuasive; it actually transforms listeners through affective experience. </text:p>
      <text:p text:style-name="First-line-indent">In this conception, music links the objective truth with subjective experience through the unique ways that music affects the human body. Kircher posits that music moves a listener’s soul through the principle of sympathy.<text:reference-mark text:name="x1-3006f37"/><text:note text:id="ftn37" text:note-class="footnote"><text:note-citation>37</text:note-citation><text:note-body><text:p text:style-name="Footnote">On the links between this interest in the occult powers of music and early scientific research, see Penelope Gouk, “Music and the Sciences,” in <text:span text:style-name="Emphasis">The Cambridge History of Seventeenth-Century Music</text:span>, ed. Tim ed. Carter and John Butt (Cambridge: Cambridge University Press, 2005), 132–157; Penelope Gouk, “The Role of Harmonics in the Scientific Revolution,” in <text:span text:style-name="Emphasis">The Cambridge History of Western Music Theory</text:span> (Cambridge: Cambridge University Press, 2002), 223–2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reference-mark text:name="x1-3007f38"/><text:note text:id="ftn38" text:note-class="footnote"><text:note-citation>38</text:note-citation><text:note-body><text:p text:style-name="Footnote">Kircher’s theory bears a striking resemblance to some recent theories of music cognition, such as Lawrence Zbikowski’s description of musical structures as “sonic analogues for internal dynamic processes”; Lawrence M. Zbikowski, “Dance Topoi, Sonic Analogues and Musical Grammar: Communicating with Music in the Eighteenth Century,” in <text:span text:style-name="Emphasis">Communication in Eighteenth-Century Music</text:span> (New York: Cambridge University Press, 2008), <text:span text:style-name="textbf">[FIX]</text:span></text:p></text:note-body></text:note> Kircher explains: </text:p>
      <text:section text:style-name="Sect1" text:name="begin-end-env-7">
        <text:p text:style-name="begin-env-p"/>
        <text:p text:style-name="quote">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e., <text:span text:style-name="Emphasis"><text:span text:style-name="T1">spiritus animales</text:span></text:span>], or the implanted internal air [in the inner ear] […], should be moved according to the proportions of the motion of the external air, so that the spirits’ motion are effected in various ways; and through this affections can be engendered in the person.<text:reference-mark text:name="x1-3008f39"/><text:note text:id="ftn39" text:note-class="footnote"><text:note-citation>39</text:note-citation><text:note-body><text:p text:style-name="Footnote">Kircher, <text:span text:style-name="Emphasis">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ae, indè in homini affectiones nascantur.”</text:p></text:note-body></text:note></text:p>
        <text:p text:style-name="end-env-p"><text:soft-page-break/></text:p>
      </text:section>
      <text:p text:style-name="First-line-indent">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text:p>
      <text:p text:style-name="First-line-indent">But because music’s power depended on sympathetic resonance, the <text:span text:style-name="Emphasis"><text:span text:style-name="T1">effect</text:span></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 </text:p>
      <text:section text:style-name="Sect1" text:name="begin-end-env-8">
        <text:p text:style-name="begin-env-p"/>
        <text:p text:style-name="quote">The first is harmony itself. Second, number, and proportion. Third, the power and efficacy of the words to be pronounced in music itself; or, the oration. Fourth is the disposition of the hearers, or the subject’s capacity to remember things.<text:reference-mark text:name="x1-3009f40"/><text:note text:id="ftn40" text:note-class="footnote"><text:note-citation>40</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end-env-p"/>
      </text:section>
      <text:p text:style-name="First-line-indent">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text:soft-page-break/>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reference-mark text:name="x1-3010f41"/><text:note text:id="ftn41" text:note-class="footnote"><text:note-citation>41</text:note-citation><text:note-body><text:p text:style-name="Footnote">Kircher, <text:span text:style-name="Emphasis">Musurgia universalis</text:span>, 543–544; see partial translation in Oliver Strunk and Leo Treitler, eds., <text:span text:style-name="Emphasis">Source Readings in Music History</text:span>, Revised edition (New York: Norton, 1998), 707–711.</text:p></text:note-body></text:note> </text:p>
      <text:p text:style-name="First-line-indent">Moreover, “just as different nations enjoy a different style of music, likewise within each nation, people of different temperaments appreciate different styles that conform the most to their natural inclinations.”<text:reference-mark text:name="x1-3011f42"/><text:note text:id="ftn42" text:note-class="footnote"><text:note-citation>42</text:note-citation><text:note-body><text:p text:style-name="Footnote">Kircher, <text:span text:style-name="Emphasis">Musurgia universalis</text:span>, 544: “Quod quemadmodum diversae nationes diuerso stylo musico gaudent, ita &amp; in vnaquaque natione diuersi temperamenti homines, diuersis stylis, vnusquisque suae naturali inclinationi maximè conformibus afficiuntur.”</text:p></text:note-body></text:note> What delights a person with a sanguine temperament might enrage or madden a melancholic listener; what has a strong effect on one person may have no effect at all on another.<text:reference-mark text:name="x1-3012f43"/><text:note text:id="ftn43" text:note-class="footnote"><text:note-citation>43</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reference-mark text:name="x1-3013f44"/><text:note text:id="ftn44" text:note-class="footnote"><text:note-citation>44</text:note-citation><text:note-body><text:p text:style-name="Footnote">Ibid., 550: “Musica igitur vt moueat, non qualecunque subiectum vult, sed illud cuius humor naturalis musicae congruit […] quae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 </text:p>
      <text:p text:style-name="First-line-indent">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 </text:p>
      <text:p text:style-name="First-line-indent"><text:soft-page-break/>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reference-mark text:name="x1-3014f45"/><text:note text:id="ftn45" text:note-class="footnote"><text:note-citation>45</text:note-citation><text:note-body><text:p text:style-name="Footnote">Ibid., 551: “Nouerat enim prae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 </text:p>
      <text:p text:style-name="First-line-indent">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impaired by both personal subjectivity and cultural conditioning, and these limitations created anxiety and fear about the role of hearing in faith. </text:p>
      <text:p text:style-name="Text-body"/>
      <text:h text:style-name="Heading-3" text:outline-level="3"><text:soft-page-break/><text:reference-mark text:name="x1-40002.1"/>Danger and Doubt</text:h>
      <text:p text:style-name="Text-body">Even as Catholic leaders emphasized that faith came through hearing, they also feared that it was dangerous for individuals to trust too much in their subjective sensory experience. Reformation controversies had pushed Catholics into the awkward position of simultaneously urging people to trust what they heard from the Roman church—so as not to doubt their faith and fall away from salvation—while also actively encouraging them to doubt the voices they heard coming from heretical pulpits and pamphlets. In other words, Catholics actually had to cultivate the right kind of doubt in order to avoid the dangerous kind. </text:p>
      <text:p text:style-name="First-line-indent">Catholic defenders like Thomas More accused Martin Luther of replacing the trustworthy institutional church with a foolhardy reliance on individual subjective experience.<text:reference-mark text:name="x1-4001f46"/><text:note text:id="ftn46" text:note-class="footnote"><text:note-citation>46</text:note-citation><text:note-body><text:p text:style-name="Footnote"><text:span text:style-name="textbf">[Citation needed: More, Responsio ad Lutherum, 1523]</text:span></text:p></text:note-body></text:note> From the Catholic perspective, Luther was leading his flock into danger by asking common people to listen to his voice alone and ignore the chorus of church fathers who condemned his heresy. It was the work of the Holy Spirit in the divinely sanctioned hierarchy of the Roman church that gave its sacraments their objectively operating power and allowed that faithful to have certainty of faith and salvation—not personal interpretations of Scripture or some kind of inner conviction.<text:reference-mark text:name="x1-4002f47"/><text:note text:id="ftn47" text:note-class="footnote"><text:note-citation>47</text:note-citation><text:note-body><text:p text:style-name="Footnote">Schreiner, <text:span text:style-name="Emphasis">Are You Alone Wise?</text:span>, 131–208.</text:p></text:note-body></text:note> </text:p>
      <text:p text:style-name="First-line-indent">The post-Reformation Catholic theology of faith and sensation, however, did not completely remove the subjective element. On the one hand, the catechism of Trent is careful to teach that the human senses alone cannot reach the knowledge of God, according to a tradition of Augustinian Neoplatonism: “in order for our minds to reach God, since nothing is more sublime than God, our mind needs to be pulled away from everything that pertains to the senses—something that we, in this natural life, do not have the capacity to do.”<text:reference-mark text:name="x1-4003f48"/><text:note text:id="ftn48" text:note-class="footnote"><text:note-citation>48</text:note-citation><text:note-body><text:p text:style-name="Footnote">Catholic Church, <text:span text:style-name="Emphasis">Catechismus</text:span>, 18: “Nam vt mens nostra ad Deum, quo nihil est sublimius, perueniat, necesse est eam omnino à sensibus abstractam esse: cuius rei facultatem in hac vita naturaliter non habemus.”</text:p></text:note-body></text:note> On the other hand, the catechism acknowledges that faith requires an individual response: it is more than having an opinion or conception of something, but rather, faith “has the strength of the most certain <text:soft-page-break/>agreement, such that the mind, having been opened by God to his mysteries, firmly and steadfastly gives assent.”<text:reference-mark text:name="x1-4004f49"/><text:note text:id="ftn49" text:note-class="footnote"><text:note-citation>49</text:note-citation><text:note-body><text:p text:style-name="Footnote">Ibid., 15: “Igitvr credendi vox, hoc loco putare, existimare, opinari, non significat, sed vt docent sacrae litterae, certissimae assensionis vim habet, qua mens Deo sua mysteria aperienti, firmè constantérq; assentitur.”</text:p></text:note-body></text:note> This theology of faith begins with God’s grace opening the mind of the passive person, but ends with an act of the individual will. Though God is beyond sensation, sensation is the entrance to the path. Faith comes through “what is heard,” then, from the created world that speaks of God’s nature to those who can perceive it, from the Scriptures, and chiefly through the authoritative Roman church. Each person is still called to a process of seeking to know God, to move beyond sensory experience, and ultimately to “firmly and steadfastly give assent” to the truth of God. Moreover, reacting against the perceived “fideism” of the Lutherans, who taught that a person’s good works could not suffice for their salvation, Catholics emphasized that faith had to bear fruit in ethical action. </text:p>
      <text:p text:style-name="First-line-indent">Spanish theological writers cultivated disciplines for regulating spiritual experiences and submitting individual sensation to the Church’s authority. The Spanish Inquisition investigated Teresa of Ávila (1515–1582) and other mystics who claimed authority only on the basis of spiritual experiences, and most were not as successful as Teresa in avoiding punishment.<text:reference-mark text:name="x1-4005f50"/><text:note text:id="ftn50" text:note-class="footnote"><text:note-citation>50</text:note-citation><text:note-body><text:p text:style-name="Footnote">Gillian T. W. Ahlgren, <text:span text:style-name="Emphasis">Teresa of Ávila and the Politics of Sanctity</text:span> (Ithaca, NY: Cornell University Press, 1996); Francisca de los Apóstoles, <text:span text:style-name="Emphasis">The Inquisition of Francisca: A Sixteenth-Century Visionary on Trial</text:span>, ed. Gillian T. W. Ahlgren (Chicago: University of Chicago Press, 2005).</text:p></text:note-body></text:note> Teresa’s student John of the Cross (Juan de la Cruz, ca. 1542–1591) taught contemplatives to pursue union with God by weaning themselves of sensory experiences in the “dark night of the soul.” The Carmelite reformer defines that union not in sensual terms but in ethical ones, as the total surrender and conformity of one’s will to God.<text:reference-mark text:name="x1-4006f51"/><text:note text:id="ftn51" text:note-class="footnote"><text:note-citation>51</text:note-citation><text:note-body><text:p text:style-name="Footnote">San Juan de la Cruz, “Subida del monte Carmelo,” in <text:span text:style-name="Emphasis">Obras completas</text:span>, 6th ed., ed. José Vicente Rodríguez and Federico Ruiz Salvador (Madrid: Editorial de Espiritualidad, 2009), bk. I, ch. 5–7, pp. 226–248.</text:p></text:note-body></text:note> Similarly, Ignatius of Loyola (ca. 1491–1556) provided Jesuits with his <text:span text:style-name="Emphasis"><text:span text:style-name="T1">Spiritual</text:span></text:span><text:span text:style-name="Emphasis"> </text:span><text:span text:style-name="Emphasis"><text:span text:style-name="T1">Exercises</text:span></text:span> for discerning the validity of their religious sensations, and for using those experiences to make decisive changes in life, as part of a radical commitment of the self to God.<text:reference-mark text:name="x1-4007f52"/><text:note text:id="ftn52" text:note-class="footnote"><text:note-citation>52</text:note-citation><text:note-body><text:p text:style-name="Footnote">Schreiner, <text:span text:style-name="Emphasis">Are You Alone Wise?</text:span>, ch. 6.</text:p></text:note-body></text:note> </text:p>
      <text:p text:style-name="First-line-indent"><text:soft-page-break/>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reference-mark text:name="x1-4008f53"/><text:note text:id="ftn53" text:note-class="footnote"><text:note-citation>53</text:note-citation><text:note-body><text:p text:style-name="Footnote">Bailey, <text:span text:style-name="Emphasis">Art on the Jesuit Missions</text:span>, <text:span text:style-name="textbf">[FIX]</text:span>.</text:p></text:note-body></text:note> Others, though, saw the use of music as a potential distraction or distortion. For example, John of the Cross complains that even though churches would seem the ideal place for prayer, their decorations, ceremonies, and music so engage a person’s senses that it can be impossible to worship God “in spirit and in truth” (Jn 4:23–24).<text:reference-mark text:name="x1-4009f54"/><text:note text:id="ftn54" text:note-class="footnote"><text:note-citation>54</text:note-citation><text:note-body><text:p text:style-name="Footnote">Juan de la Cruz, “Subida del monte Carmelo,” bk. 3, ch. 39–45, pp. 415–424.</text:p></text:note-body></text:note> </text:p>
      <text:p text:style-name="First-line-indent">Joh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reference-mark text:name="x1-4010f55"/><text:note text:id="ftn55" text:note-class="footnote"><text:note-citation>55</text:note-citation><text:note-body><text:p text:style-name="Footnote">Ibid., bk. 3, ch. 43, p. 420: “Y lo que es peor es que algunos quieren sentir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ohn admonishes his readers to be wary of overly artful preaching which, like music, only serves to stimulate “the sense and understanding”—John uses the exact language of the Roman Catechism—but has no impact on the hearer’s will to live faithfully: </text:p>
      <text:section text:style-name="Sect1" text:name="begin-end-env-9">
        <text:p text:style-name="begin-env-p"/>
        <text:p text:style-name="quote">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text:soft-page-break/>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Emphasis"><text:span text:style-name="T1">oído</text:span></text:span>], like some polyphonic music [<text:span text:style-name="Emphasis"><text:span text:style-name="T1">una música concertada</text:span></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reference-mark text:name="x1-4011f56"/><text:note text:id="ftn56" text:note-class="footnote"><text:note-citation>56</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end-env-p"/>
      </text:section>
      <text:p text:style-name="First-line-indent">This passage of warning comes at the end of John’s encyclopedic treatment of contemplative practice and mystical experience, <text:span text:style-name="Emphasis"><text:span text:style-name="T1">The Ascent of Mount Carmel</text:span></text:span>. In concluding the work the monk seems to deliberately echo the “love” chapter of 1 Corinthians in insisting that, as John says elsewhere, “a single work or act of the will done in charity is more precious before God than all the visions and revelations and communications from heaven that there can be.”<text:reference-mark text:name="x1-4012f57"/><text:note text:id="ftn57" text:note-class="footnote"><text:note-citation>57</text:note-citation><text:note-body><text:p text:style-name="Footnote">Ibid., bk. 2, ch. 22, p. 306: “[…] es más preciosa delante de Dios una obra o acto de voluntad hecho en caridad que cantas visiones y revelaciones y comunicaciones pueden tener del cielo.”</text:p></text:note-body></text:note> </text:p>
      <text:p text:style-name="First-line-indent">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ohn’s <text:span text:style-name="Emphasis"><text:span text:style-name="T1">Ascent of Mount Carmel</text:span></text:span> was first published in <text:soft-page-break/>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oh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ohn’s ascetic bent, or his pastoral concern with spiritual growth, saw that power as a danger or even an opening for diabolical influence. </text:p>
      <text:p text:style-name="Text-body"/>
      <text:h text:style-name="Heading-3" text:outline-level="3"><text:reference-mark text:name="x1-50002.1"/>Cultural Conditioning in Hearing</text:h>
      <text:p text:style-name="Text-body">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reference-mark text:name="x1-5001f58"/><text:note text:id="ftn58" text:note-class="footnote"><text:note-citation>58</text:note-citation><text:note-body><text:p text:style-name="Footnote">Ines G. Županov, <text:span text:style-name="Emphasis">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reference-mark text:name="x1-5002f59"/><text:note text:id="ftn59" text:note-class="footnote"><text:note-citation>59</text:note-citation><text:note-body><text:p text:style-name="Footnote">Bailey, <text:span text:style-name="Emphasis">Art on the Jesuit Missions</text:span>; Cécile Fromont, “Dancing for the King of Congo from Early Modern Central Africa to Slavery-Era Brazil,” <text:span text:style-name="Emphasis">Colonial Latin American Review</text:span> 22, no. 2, 184–208; David Waterhouse, “The Earliest Japanese Contacts with Western Music,” <text:span text:style-name="Emphasis">Review of Culture</text:span> 26 (1996): 36–47; Paolo Castagna, “The Use of Music by the Jesuits in the Conversion of the Indigenous Peoples of Brazil,” in <text:span text:style-name="Emphasis">The Jesuits: Cultures, Sciences, and the Arts 1540–1773</text:span>, ed. John W. O’Malley S.J. et al. (Toronto: University of Toronto Press, 1999), 641–658.</text:p></text:note-body></text:note> Half a century after the Aztec empire fell to the Spanish, the Franciscan <text:soft-page-break/>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reference-mark text:name="x1-5003f60"/><text:note text:id="ftn60" text:note-class="footnote"><text:note-citation>60</text:note-citation><text:note-body><text:p text:style-name="Footnote">Lorenzo Candelaria, “Bernardino de Sahagún’s <text:span text:style-name="Emphasis">Psalmodia Christiana</text:span>: A Catholic Songbook from Sixteenth-Century New Spain,” <text:span text:style-name="Emphasis">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reference-mark text:name="x1-5004f61"/><text:note text:id="ftn61" text:note-class="footnote"><text:note-citation>61</text:note-citation><text:note-body><text:p text:style-name="Footnote">Ibid., 637–638.</text:p></text:note-body></text:note> In the realm of visual art, even where Jesuits wrote to their superiors in Rome praising the natives’ uncanny ability to copy European models, the actual surviving artifacts often bear strong traces of indigenous methods, aesthetics, and religious understandings.<text:reference-mark text:name="x1-5005f62"/><text:note text:id="ftn62" text:note-class="footnote"><text:note-citation>62</text:note-citation><text:note-body><text:p text:style-name="Footnote">Bailey, <text:span text:style-name="Emphasis">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reference-mark text:name="x1-5006f63"/><text:note text:id="ftn63" text:note-class="footnote"><text:note-citation>63</text:note-citation><text:note-body><text:p text:style-name="Footnote">Robert L. Kendrick, <text:span text:style-name="Emphasis">Singing Jeremiah: Music and Meaning in Holy Week</text:span> (Bloomington, IN: Indiana University Press, 2014), <text:span text:style-name="textbf">[FIX]</text:span>.</text:p></text:note-body></text:note> 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 If ways of hearing music were culturally conditioned, then religious ear training was required. The cultural aspect of <text:soft-page-break/>acquiring a “properly trained sense,” as the Roman Catechism puts it, is plainly stated in a Latin dialogue published by the leaders of the Jesuit mission in Japan in 1590.<text:reference-mark text:name="x1-5007f64"/><text:note text:id="ftn64" text:note-class="footnote"><text:note-citation>64</text:note-citation><text:note-body><text:p text:style-name="Footnote">Duarte de Sande, <text:span text:style-name="Emphasis">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reference-mark text:name="x1-5008f65"/><text:note text:id="ftn65" text:note-class="footnote"><text:note-citation>65</text:note-citation><text:note-body><text:p text:style-name="Footnote">Duarte de Sande, <text:span text:style-name="Emphasis">Japanese Travellers in Sixteenth-Century Europe: A Dialogue concerning the Mission of the Japanese Ambassadors to the Roman Curia (1590)</text:span>, ed. Derek Massarella, trans. J. F. Moran, annotated translation of <text:span text:style-name="Emphasis">De missione legatorvm Iaponensium</text:span> (Macao, 1590) with introduction (London: The Hakluyt Society/Ashgate, 2012), 4.</text:p></text:note-body></text:note> </text:p>
      <text:p text:style-name="First-line-indent">In Colloquio XI of the dialogue, Michael, one of the “ambassadors,” tells his friend who stayed home about European music: </text:p>
      <text:section text:style-name="Sect1" text:name="begin-end-env-10">
        <text:p text:style-name="begin-env-p"/>
        <text:p text:style-name="quote">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 </text:p>
        <text:p text:style-name="quote">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ext:soft-page-break/>together, at the same time, they produce a certain remarkable harmony […] all of which, […] together with the sounds of the musical instruments, are wonderfully pleasing to the ear of the listener […]. </text:p>
        <text:p text:style-name="quote">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reference-mark text:name="x1-5009f66"/><text:note text:id="ftn66" text:note-class="footnote"><text:note-citation>66</text:note-citation><text:note-body><text:p text:style-name="Footnote">Ibid., 155-156.</text:p></text:note-body></text:note></text:p>
        <text:p text:style-name="end-env-p"/>
      </text:section>
      <text:p text:style-name="First-line-indent">Michael’s friend Linus responds with a statement that surely understates the attitude of many non-Europeans whose ears had not yet been trained for European music: </text:p>
      <text:section text:style-name="Sect1" text:name="begin-end-env-11">
        <text:p text:style-name="begin-env-p"/>
        <text:p text:style-name="quote">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reference-mark text:name="x1-5010f67"/><text:note text:id="ftn67" text:note-class="footnote"><text:note-citation>67</text:note-citation><text:note-body><text:p text:style-name="Footnote">Ibid., 156.</text:p></text:note-body></text:note></text:p>
        <text:p text:style-name="end-env-p"/>
      </text:section>
      <text:p text:style-name="Text-body"/>
      <text:h text:style-name="Heading-3" text:outline-level="3"><text:reference-mark text:name="x1-60002.1"/>Obstacles to Faith and Mistrust of Hearing</text:h>
      <text:p text:style-name="Text-body">How, then, could the Church overcome such an impediment? Would music’s power be lost on a person who simply lacked the proper disposition to hear the Word with faith? These doubts were displayed vividly in a sacred drama performed before King Philip IV, <text:span text:style-name="Emphasis"><text:span text:style-name="T1">El nuevo palacio del Retiro</text:span></text:span> by court poet Pedro Calderón de la Barca.<text:reference-mark text:name="x1-6001f68"/><text:note text:id="ftn68" text:note-class="footnote"><text:note-citation>68</text:note-citation><text:note-body><text:p text:style-name="Footnote">Pedro Calderón de la Barca, <text:span text:style-name="Emphasis">El nuevo palacio del Retiro</text:span>, ed. Alan K. G. Paterson, Autos sacramentales completos de Calderón19 (Pamplona: Universidad de Navarra, 1998).</text:p></text:note-body></text:note> This Corpus Christi mystery play <text:soft-page-break/>(<text:span text:style-name="Emphasis"><text:span text:style-name="T1">auto sacramental</text:span></text:span>), was staged in Madrid in 1634 to inaugurate the Spanish monarch’s new palace-retreat, the Buen Retiro. Like most <text:span text:style-name="Emphasis"><text:span text:style-name="T1">autos</text:span></text:span> this one was performed in the context of a whole day of liturgical and processional music, probably including numerous villancicos; and the drama includes texts to be sung, though the music is lost.<text:reference-mark text:name="x1-6002f69"/><text:note text:id="ftn69" text:note-class="footnote"><text:note-citation>69</text:note-citation><text:note-body><text:p text:style-name="Footnote"><text:span text:style-name="textbf">[Citation needed: sources for Corpus Christi 1634 music; villancicos from 1630s about Buen Retiro]</text:span></text:p></text:note-body></text:note> Literary scholars have considered Spanish <text:span text:style-name="Emphasis"><text:span text:style-name="T1">autos sacramentales</text:span></text:span> to be “dramas of conversion” with the primary goal of teaching doctrine.<text:reference-mark text:name="x1-6003f70"/><text:note text:id="ftn70" text:note-class="footnote"><text:note-citation>70</text:note-citation><text:note-body><text:p text:style-name="Footnote"><text:span text:style-name="textbf">[Citation needed: Wardropper, Parker, McKendrick]</text:span></text:p></text:note-body></text:not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text:p>
      <text:p text:style-name="First-line-indent">Calderón’s play for the politically significant occasion glorifies the king as the defender of the true faith, since his name <text:span text:style-name="Emphasis"><text:span text:style-name="T1">Felipe</text:span></text:span> cannot be said without saying <text:span text:style-name="Emphasis"><text:span text:style-name="T1">Fe</text:span></text:span> (faith)—a faith that centers on the doctrine of the Eucharist.<text:reference-mark text:name="x1-6004f71"/><text:note text:id="ftn71" text:note-class="footnote"><text:note-citation>71</text:note-citation><text:note-body><text:p text:style-name="Footnote">Calderón, <text:span text:style-name="Emphasis">El nuevo palacio</text:span>, l. <text:span text:style-name="textbf">[FIX]</text:span>.</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text:p>
      <text:p text:style-name="First-line-indent">If the King was the defender of the faith, then Judaism was its enemy, as dramatized by the long portion of the play that centers on Judaism’s incapacity for faith. The allegorical character <text:span text:style-name="Emphasis"><text:span text:style-name="T1">Judaísmo</text:span></text:span> becomes a chilling representation of the incapacity to acquire faith, <text:span text:style-name="Emphasis"><text:span text:style-name="T1">despite</text:span></text:span> the sense of hearing. Judaism is forcefully excluded from the festivities celebrated within the play, which culminate in the consecration of the Eucharist. Instead Judaism stands to the side and asks the character Faith to explain each event to him (poem example 2.1). But despite trying to <text:soft-page-break/>connect Faith’s message with what he knows of the Hebrew Scriptures, Judaism cannot accept any of these explanations. In fact he is unable to believe what Faith has said, because, as he says in an increasingly embittered refrain, “I have listened to Faith without Faith.” </text:p>
      <text:p text:style-name="First-line-indent"/>
      <text:section text:style-name="Sect1" text:name="float">
        <text:p text:style-name="Text-body"><text:span text:style-name="caption-title">Poem example 2.1</text:span><text:reference-mark text:name="x1-60051"/><text:span text:style-name="caption-title">: </text:span>Calderón, <text:span text:style-name="Emphasis"><text:span text:style-name="T1">El nuevo palacio del Retiro</text:span></text:span>, ll. 1303–1336: Judaism rejects faith </text:p>
      </text:section>
      <text:p text:style-name="First-line-indent">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 </text:p>
      <text:p text:style-name="First-line-indent">Two other sections of the play dramatize a contest of the senses, in which Hearing prevails—but only after confessing to his own incertitude. Each personified sense competes for a laurel prize awarded by Faith (poem example 2.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Emphasis"><text:span text:style-name="T1">desconfianza</text:span></text:span>—a term that can mean humility as well as lack of confidence and even mistrust. </text:p>
      <text:p text:style-name="First-line-indent"/>
      <text:section text:style-name="Sect1" text:name="Section1">
        <text:p text:style-name="Text-body"><text:span text:style-name="caption-title">Poem example 2.2</text:span><text:reference-mark text:name="x1-60062"/><text:span text:style-name="caption-title">: </text:span>Calderón, <text:span text:style-name="Emphasis"><text:span text:style-name="T1">El nuevo palacio</text:span></text:span>, ll. 593–602: Faith crowns Hearing </text:p>
      </text:section>
      <text:p text:style-name="First-line-indent">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text:soft-page-break/>sufficiently for the high degree of uncertainty expressed on stage.<text:reference-mark text:name="x1-6007f72"/><text:note text:id="ftn72" text:note-class="footnote"><text:note-citation>72</text:note-citation><text:note-body><text:p text:style-name="Footnote">Dominique Reyre, “Transmisión poética y dramatúrgica del dogma en el auto <text:span text:style-name="Emphasis">El nuevo palacio del Retiro</text:span> de Calderón: La teología eucarística de las metáforas,” <text:span text:style-name="Emphasis">Criticón</text:span> 102 (2008): 113–122.</text:p></text:note-body></text:note>Greer:Retiro 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 </text:p>
      <text:p text:style-name="First-line-indent">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 </text:p>
      <text:h text:style-name="Heading-3" text:outline-level="3"><text:reference-mark text:name="x1-70002.1"/>Hearing the Word in Community</text:h>
      <text:p text:style-name="Text-body">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 </text:p>
      <text:p text:style-name="First-line-indent">Propagating faith, then, meant trying to establish not just individual Christians, but also <text:soft-page-break/>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Emphasis"><text:span text:style-name="T1">was</text:span></text:span> the gospel, and the task of building the Church could not be separated from the work of building an empire. </text:p>
      <text:p text:style-name="First-line-indent">As Catholics worked to create Christian communities, music was a potent tool for creating harmony, for instituting social discipline as a reflection of the heavenly hierarchy.<text:reference-mark text:name="x1-7001f73"/><text:note text:id="ftn73" text:note-class="footnote"><text:note-citation>73</text:note-citation><text:note-body><text:p text:style-name="Footnote">Geoffrey Baker, <text:span text:style-name="Emphasis">Imposing Harmony: Music and Society in Colonial Cuzco</text:span> (Durham, NC: Duke University Press, 2008); Irving, <text:span text:style-name="Emphasis">Colonial Counterpoint</text:span>; Illari, “Polychoral Culture.”</text:p></text:note-body></text:note> The virtue of man as Neoplatonic microcosm was reflected in the broader society and in turn depended on it. Spanish political thinkers conceived of the colonial project in terms of establishing harmony in society.<text:reference-mark text:name="x1-7002f74"/><text:note text:id="ftn74" text:note-class="footnote"><text:note-citation>74</text:note-citation><text:note-body><text:p text:style-name="Footnote">Baker, <text:span text:style-name="Emphasis">Imposing Harmony</text:span>, 22–31.</text:p></text:note-body></text:note> Most educated Spaniards were familiar with the medieval philosopher Boethius (either directly or through expositions of his ideas in contemporary music treatises like that of Pedro Cerone) and his concept that there were three kinds of music: <text:span text:style-name="Emphasis"><text:span text:style-name="T1">musica instrumentalis</text:span></text:span>, sounding, playing music; <text:span text:style-name="Emphasis"><text:span text:style-name="T1">musica humana</text:span></text:span>, the harmony of the individual in body and soul, reason and passion, and the concord of human society; and <text:span text:style-name="Emphasis"><text:span text:style-name="T1">musica mundana</text:span></text:span>, the music of the celestial spheres.<text:reference-mark text:name="x1-7003f75"/><text:note text:id="ftn75" text:note-class="footnote"><text:note-citation>75</text:note-citation><text:note-body><text:p text:style-name="Footnote">Pedro Cerone, <text:span text:style-name="Emphasis">El melopeo y maestro</text:span> (Naples, 1613), bk. 2, pp. 187–189; Anicius Manlius Torquatus Severinus Boethius, “De institutione musica libri quinque,” in <text:span text:style-name="Emphasis">Boetii de institutione arithmetica libro duo De institutione musica libri quinque</text:span>, ed. Godofredus Friedlein (Leipzig: Teubner, 1867), 203–208.</text:p></text:note-body></text:note> The proper performance of <text:span text:style-name="Emphasis"><text:span text:style-name="T1">musica instrumentalis</text:span></text:span>, they believed, could actually attune the <text:span text:style-name="Emphasis"><text:span text:style-name="T1">musica humana</text:span></text:span> on individual and social levels, bringing human society in concord with the order of the cosmos, and beyond it, with the mysterious harmonious of the triune God. </text:p>
      <text:p text:style-name="First-line-indent">Catholic music, then, was not <text:span text:style-name="Emphasis"><text:span text:style-name="T1">about</text:span></text:span> society; it was a form <text:span text:style-name="Emphasis"><text:span text:style-name="T1">of </text:span></text:span>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text:soft-page-break/>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reference-mark text:name="x1-7004f76"/><text:note text:id="ftn76" text:note-class="footnote"><text:note-citation>76</text:note-citation><text:note-body><text:p text:style-name="Footnote">Jesús A. Ramos-Kittrell, <text:span text:style-name="Emphasis">Playing in the Cathedral: Music, Race, and Status in New Spain</text:span> (Oxford: Oxford University Press, 2016).</text:p></text:note-body></text:note> For this reason, we cannot fully understand the faith of early modern Catholics on the basis of verbal formulations alone; we need to see and hear how communities practiced their faith through coordinated action—such as in devotional music.<text:reference-mark text:name="x1-7005f77"/><text:note text:id="ftn77" text:note-class="footnote"><text:note-citation>77</text:note-citation><text:note-body><text:p text:style-name="Footnote">The Lutheran hymn composer Johann Crüger advocated a similar concept of “the musical practice of piety” (<text:span text:style-name="Emphasis">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 </text:p>
      <text:p text:style-name="Text-body"/>
      <text:h text:style-name="Heading-2" text:outline-level="2">2.2 <text:reference-mark text:name="x1-80002.2"/>The Primacy of Hearing in Villancicos</text:h>
      <text:p text:style-name="Text-body">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 </text:p>
      <text:p text:style-name="First-line-indent">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reference-mark text:name="x1-8001f78"/><text:note text:id="ftn78" text:note-class="footnote"><text:note-citation>78</text:note-citation><text:note-body><text:p text:style-name="Footnote">Jose Maria Diez Borque, “El auto sacramental calderoniano y su publico: Funciones del texto cantado,” in <text:span text:style-name="Emphasis">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text:soft-page-break/>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reference-mark text:name="x1-8002f79"/><text:note text:id="ftn79" text:note-class="footnote"><text:note-citation>79</text:note-citation><text:note-body><text:p text:style-name="Footnote">Margit Frenk, <text:span text:style-name="Emphasis">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 </text:p>
      <text:p text:style-name="Text-body"/>
      <text:h text:style-name="Heading-3" text:outline-level="3"><text:reference-mark text:name="x1-90002.2"/>Contests of the Senses at Segovia Cathedral (Irízar, Carrión)</text:h>
      <text:p text:style-name="Text-body">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Emphasis"><text:span text:style-name="T1">Si los sentidos queja forman</text:span></text:span><text:span text:style-name="Emphasis"> </text:span><text:span text:style-name="Emphasis"><text:span text:style-name="T1">del Pan divino</text:span></text:span>, later attributed to the Zaragozan poet Vicente Sánchez, for eight voices and instruments in grand polychoral style (E-SE: 18/19, 5/32).<text:reference-mark text:name="x1-9001f80"/><text:note text:id="ftn80" text:note-class="footnote"><text:note-citation>80</text:note-citation><text:note-body><text:p text:style-name="Footnote">José López-Calo, <text:span text:style-name="Emphasis">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reference-mark text:name="x1-9002f81"/><text:note text:id="ftn81" text:note-class="footnote"><text:note-citation>81</text:note-citation><text:note-body><text:p text:style-name="Footnote">Andrew A. Cashner, ed., <text:span text:style-name="Emphasis">Villancicos about Music from Seventeenth-Century Spain and New Spain</text:span>, Web Library of Seventeenth-Century Music32 (Society for Seventeenth-Century Music, 2017), 133–152, <text:a xlink:type="simple" xlink:href="http://www.sscm-wlscm.org/" text:style-name="Internet_20_link" text:visited-style-name="Visited_20_Internet_20_Link">http://www.sscm-wlscm.org/</text:a>.</text:p></text:note-body></text:note> </text:p>
      <text:p text:style-name="First-line-indent"><text:soft-page-break/>The poem invites hearers to imagine the senses “filing a complaint” against the bread of the Eucharist because “what they sense is not by faith consented” (<text:span text:style-name="Emphasis"><text:span text:style-name="T1">porque lo que ellos sienten no es de fe consentido</text:span></text:span>, poem examples 2.3 to 2.4).<text:reference-mark text:name="x1-9003f82"/><text:note text:id="ftn82" text:note-class="footnote"><text:note-citation>82</text:note-citation><text:note-body><text:p text:style-name="Footnote">Vicente Sánchez, <text:span text:style-name="Emphasis">Lyra Poética de Vicente Sanchez, natvral de la Imperial Civdad de Zaragoza. Obras Posthvmas</text:span> (Zaragoza, 1688), 171–172.</text:p></text:note-body></text:note> In a motto that is repeated after each copla, the poem admonishes, “let the senses not resent it” (<text:span text:style-name="Emphasis"><text:span text:style-name="T1">no se den por sentidos los sentidos</text:span></text:span>)—playing on the word for <text:span text:style-name="Emphasis"><text:span text:style-name="T1">sense</text:span></text:span> in several ways. Each of the coplas treats a different sense, following nearly the same order as in Calderón’s play: Sight comes first, followed by Touch; next are Taste and Smell, and Hearing comes last and wins the day (table 2.1). </text:p>
      <text:p text:style-name="First-line-indent"/>
      <text:section text:style-name="Sect1" text:name="Section2">
        <text:p text:style-name="Text-body"><text:span text:style-name="caption-title">Poem example 2.3</text:span><text:reference-mark text:name="x1-90043"/><text:span text:style-name="caption-title">: </text:span><text:span text:style-name="Emphasis"><text:span text:style-name="T1">Si los sentidos queja forman del Pan divino</text:span></text:span>, attr. Vicente Sánchez, <text:span text:style-name="Emphasis"><text:span text:style-name="T1">Lyra Poética</text:span></text:span> (Zaragoza, 1688), 171–172, first portion </text:p>
      </text:section>
      <text:p text:style-name="First-line-indent"/>
      <text:section text:style-name="Sect1" text:name="Section3">
        <text:p text:style-name="Text-body"><text:span text:style-name="caption-title">Poem example 2.4</text:span><text:reference-mark text:name="x1-90054"/><text:span text:style-name="caption-title">: </text:span><text:span text:style-name="Emphasis"><text:span text:style-name="T1">Si los sentidos queja forman del Pan divino</text:span></text:span>, conclusion </text:p>
      </text:section>
      <text:section text:style-name="Sect1" text:name="table">
        <text:p text:style-name="Text-body"><text:span text:style-name="caption-title">Table 2.1</text:span><text:reference-mark text:name="x1-90061"/><text:span text:style-name="caption-title">: </text:span>Order of the senses in versions of <text:span text:style-name="Emphasis"><text:span text:style-name="T1">Si los sentidos</text:span></text:span>, correlated with Calderón, <text:span text:style-name="Emphasis"><text:span text:style-name="T1">El nuevo palacio del Retiro</text:span></text:span>, and Veracruce, <text:span text:style-name="Emphasis"><text:span text:style-name="T1">Phisica, speculatio</text:span></text:span> </text:p>
      </text:section>
      <text:p text:style-name="First-line-indent">The two surviving settings of <text:span text:style-name="Emphasis"><text:span text:style-name="T1">Si los sentidos</text:span></text:span> by Irízar and Carrión stage this contest of the senses in sound. The Segovia Cathedral archive preserves manuscript performing parts for both settings along with Irízar’s draft score for his version.<text:reference-mark text:name="x1-9007f83"/><text:note text:id="ftn83" text:note-class="footnote"><text:note-citation>83</text:note-citation><text:note-body><text:p text:style-name="Footnote">The performing parts for Irízar’s setting are in E-SE: 5/32 (in a copyist’s hand), and E-SE: 18/19 contains the the score in the composer’s own hand. Carrión’s performing parts are in E-SE: 28/25.</text:p></text:note-body></text:note>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ext:p>
      <text:p text:style-name="First-line-indent">The letters reflect a correspondence with a broad peninsular network of musicians, often about exchanging villancico poetry (see <text:span text:style-name="T2">??</text:span>).<text:reference-mark text:name="x1-9008f84"/><text:note text:id="ftn84" text:note-class="footnote"><text:note-citation>84</text:note-citation><text:note-body><text:p text:style-name="Footnote">José López-Calo, “Corresponsales de Miguel de Irízar,” <text:span text:style-name="Emphasis">Anuario musical</text:span>, no. 18 (1963): 197–222.</text:p></text:note-body></text:note>Olarte:IrizarRodriguez:Networks Irízar probably <text:soft-page-break/>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reference-mark text:name="x1-9009f85"/><text:note text:id="ftn85" text:note-class="footnote"><text:note-citation>85</text:note-citation><text:note-body><text:p text:style-name="Footnote">Sánchez, <text:span text:style-name="Emphasis">Lyra Poética</text:span>, 171–172.</text:p></text:note-body></text:note> </text:p>
      <text:p text:style-name="First-line-indent">In the earlier setting, for Corpus Christi 1674 at Segovia Cathedral, Miguel de Irízar creates a musical competition in festival style by pitting his two four-voice choirs against each other in polychoral dialogue (music example 2.1).<text:reference-mark text:name="x1-9010f86"/><text:note text:id="ftn86" text:note-class="footnote"><text:note-citation>86</text:note-citation><text:note-body><text:p text:style-name="Footnote">Cashner, <text:span text:style-name="Emphasis">Villancicos about Music</text:span>, 133–148. The score includes the heading, “Fiesta del SSantissimo de este año del 1674.”</text:p></text:note-body></text:note> This kind of dialogue between separate choirs in one ensembl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Emphasis"><text:span text:style-name="T1">no se den por sentidos</text:span></text:span> becomes <text:span text:style-name="Emphasis"><text:span text:style-name="T1">no se den</text:span></text:span> and then <text:span text:style-name="Emphasis"><text:span text:style-name="T1">no,</text:span></text:span><text:span text:style-name="Emphasis"> </text:span><text:span text:style-name="Emphasis"><text:span text:style-name="T1">no</text:span></text:span>. </text:p>
      <text:p text:style-name="First-line-indent"/>
      <text:section text:style-name="Sect1" text:name="Section4">
        <text:p text:style-name="Text-body"><text:span text:style-name="caption-title">Music example 2.1</text:span><text:reference-mark text:name="x1-90111"/><text:span text:style-name="caption-title">: </text:span>Miguel de Irízar, <text:span text:style-name="Emphasis"><text:span text:style-name="T1">Si los sentidos queja forman del pan</text:span></text:span><text:span text:style-name="Emphasis"> </text:span><text:span text:style-name="Emphasis"><text:span text:style-name="T1">divino</text:span></text:span> (E-SE: 18/19, 5/32) </text:p>
      </text:section>
      <text:p text:style-name="First-line-indent">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text:span text:style-name="Emphasis"><text:span text:style-name="T1">no</text:span></text:span> on normally weak beats (mm. 16–17). When Irízar returns to duple meter in m. 25, the voices move in smaller note values (<text:span text:style-name="Emphasis"><text:span text:style-name="T1">corcheas</text:span></text:span>) and exchange shorter phrases, so that the tempo feels faster (and the actual tempo could certainly be increased <text:soft-page-break/>here in performance). Each choir’s entrances become more emphatic, repeating tones in simple triads, and Irízar adds more offbeat accents and syncopations, particularly for <text:span text:style-name="Emphasis"><text:span text:style-name="T1">no se den por sentidos los sentidos</text:span></text:span> in mm. 32–53. The estribillo builds to a climactic <text:span text:style-name="Emphasis"><text:span text:style-name="T1">peroratio</text:span></text:span> (the rousing conclusion of an oration) with the voices breaking into imitative texture in descending melodic lines. </text:p>
      <text:p text:style-name="First-line-indent">The distinguishing stylistic characteristics of the setting suggest that Irízar is evoking a musical battle topic, a style one may find in <text:span text:style-name="Emphasis"><text:span text:style-name="T1">batallas</text:span></text:span> for organ as well as other villancicos on military themes.<text:reference-mark text:name="x1-9012f87"/><text:note text:id="ftn87" text:note-class="footnote"><text:note-citation>87</text:note-citation><text:note-body><text:p text:style-name="Footnote"><text:span text:style-name="Emphasis">Grove Music Online [Grove]</text:span>, Oxford Music Online (Oxford: Oxford University Press, 2018), s.v. <text:span text:style-name="Emphasis">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Emphasis">Huerto ameno de flores de música</text:span> (Madrid, 1709). Another villancico in this style is Antonio de Salazar’s <text:span text:style-name="Emphasis">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draw:frame draw:style-name="fr1" draw:name="mobj-2" text:anchor-type="as-char" svg:width="0.198in" svg:height="0.3929in" draw:z-index="0"><draw:object xlink:href="./main-2-m2" xlink:type="simple" xlink:show="embed" xlink:actuate="onLoad"/><draw:image xlink:href="./ObjectReplacements/main-2-m2" xlink:type="simple" xlink:show="embed" xlink:actuate="onLoad"/></draw:frame><text:s/>(“root position”) chord voicings, with the bass moving by fourths and fifths, and the syncopated 3–3–2 groupings of <text:span text:style-name="Emphasis"><text:span text:style-name="T1">corcheas</text:span></text:span> (eighth notes) on <text:span text:style-name="Emphasis"><text:span text:style-name="T1">no se den por sentidos los sentidos</text:span></text:span> as in mm. 31–33.<text:reference-mark text:name="x1-9013f88"/><text:note text:id="ftn88" text:note-class="footnote"><text:note-citation>88</text:note-citation><text:note-body><text:p text:style-name="Footnote">Compare, for example, the anonymous <text:span text:style-name="Emphasis">Batalha</text:span> in P-BRad: Ms.963, fol. 56; Pedro de Araújo (attrib.), “Batalha de sexto tom. compendiária da primeira,” in <text:span text:style-name="Emphasis">Pedro de Araújo (17. Jahrhundert): Ausgewählte Werke</text:span>, ed. Gerhard Doderer, Organa Hispanica: Iberische Music des 16., 17. und 18. Jahrhunderts für Tasteninstrumente9 (Heidelberg: Willy Müller/Süddeutscher Musikverlag, 1984).</text:p></text:note-body></text:note> </text:p>
      <text:p text:style-name="First-line-indent">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phrases; each time the second phrase repeats the first, transposed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text:soft-page-break/>provide more of an opportunity to teach. </text:p>
      <text:p text:style-name="First-line-indent">Irízar’s villancico seems to speak to a large crowd through bold, unsubtle gestures and sharp contrasts of bright colors. Jerónimo de Carrión’s later setting of the same poem invites a more personal reflection (music example 2.2).<text:reference-mark text:name="x1-9014f89"/><text:note text:id="ftn89" text:note-class="footnote"><text:note-citation>89</text:note-citation><text:note-body><text:p text:style-name="Footnote">Cashner, <text:span text:style-name="Emphasis">Villancicos about Music</text:span>, 149–152.</text:p></text:note-body></text:note> Carrión was capable of the festival style, as in his <text:span text:style-name="Emphasis"><text:span text:style-name="T1">Qué</text:span></text:span><text:span text:style-name="Emphasis"> </text:span><text:span text:style-name="Emphasis"><text:span text:style-name="T1">destemplada</text:span></text:span><text:span text:style-name="Emphasis"> </text:span><text:span text:style-name="Emphasis"><text:span text:style-name="T1">armonía</text:span></text:span> (E-SE: 20/5), which almost takes on the dimensions of a <text:span text:style-name="Emphasis"><text:span text:style-name="T1">cantada</text:span></text:span>. But this setting fits more in the subgenre of <text:span text:style-name="Emphasis"><text:span text:style-name="T1">tono divino</text:span></text:span> or chamber villancico, a continuo song used in more intimate settings like Eucharistic devotion.<text:reference-mark text:name="x1-9015f90"/><text:note text:id="ftn90" text:note-class="footnote"><text:note-citation>90</text:note-citation><text:note-body><text:p text:style-name="Footnote">See, for example Luis Robledo Estaire, ed., <text:span text:style-name="Emphasis">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First-line-indent"/>
      <text:section text:style-name="Sect1" text:name="Section5">
        <text:p text:style-name="Text-body"><text:span text:style-name="caption-title">Music example 2.2</text:span><text:reference-mark text:name="x1-90162"/><text:span text:style-name="caption-title">: </text:span>Jerónimo de Carrión, <text:span text:style-name="Emphasis"><text:span text:style-name="T1">Si los sentidos queja forman del</text:span></text:span><text:span text:style-name="Emphasis"> </text:span><text:span text:style-name="Emphasis"><text:span text:style-name="T1">pan divino</text:span></text:span> (E-SE: 28/25) </text:p>
      </text:section>
      <text:p text:style-name="First-line-indent">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text:span text:style-name="Emphasis"><text:span text:style-name="T1">queja</text:span></text:span> (mm. 3–4) with a metrical disagreement between the two voices (normal ternary motion versus the voice’s sesquialtera). The descending pattern of leaps for <text:span text:style-name="Emphasis"><text:span text:style-name="T1">porque lo que ellos sienten</text:span></text:span> perhaps evokes the sense in tumult, and it creates a certain amount of rhythmic confusion as it moves between voices. Carrión creates a climax through a series of phrases in close imitation between soloist and accompaniment in mm. 18–32 that leads the singer to the top of his register in mm. 35–37. The upward leaps in the last line on <text:span text:style-name="Emphasis"><text:span text:style-name="T1">no se den</text:span></text:span> (mm. 41–42) contrast with the downward leaping motive of the opening gesture on <text:span text:style-name="Emphasis"><text:span text:style-name="T1">sentidos</text:span></text:span> (m. 1). The solo setting allows the singer and instrumentalists much more expressive freedom than is possible <text:soft-page-break/>in a large-ensemble texture, and likewise the individual voice of the singer might encourage a more subjective response in individual listeners. </text:p>
      <text:h text:style-name="Heading-3" text:outline-level="3"><text:reference-mark text:name="x1-100002.2"/>Ranking the Senses in Early Modern Philosophy</text:h>
      <text:p text:style-name="Text-body">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reference-mark text:name="x1-10001f91"/><text:note text:id="ftn91" text:note-class="footnote"><text:note-citation>91</text:note-citation><text:note-body><text:p text:style-name="Footnote">Some of these libraries are still preserved in their original location, such as the Monastery of the Escorial in Spain; others are now kept in the state libraries or form the core of smaller rare-book collections like those in Puebla (see ??).</text:p></text:note-body></text:note> Spanish philosophers taught that vision, not hearing, was the first and highest of the five exterior senses; but hearing superseded the other senses in matters of faith. A typical example is the 1557 natural-philosophy textbook <text:span text:style-name="Emphasis"><text:span text:style-name="T1">Phisica, Speculatio</text:span></text:span> by an Augustinian friar in New Spain, Alphonsus à Veracruce.<text:reference-mark text:name="x1-10002f92"/><text:note text:id="ftn92" text:note-class="footnote"><text:note-citation>92</text:note-citation><text:note-body><text:p text:style-name="Footnote">Alphonsus à Veracruce, <text:span text:style-name="Emphasis">Phisica, Specvlatio</text:span> (Mexico City, 1557).</text:p></text:note-body></text:note> Veracruce summarizes the traditional Catholic teaching, which drew on Aristotle as interpreted by Thomas Aquinas. Veracruce’s Latin treatise accords with the Dominican friar Luis de Granada’s widely read Spanish <text:span text:style-name="Emphasis"><text:span text:style-name="T1">Introduction to the Creed</text:span></text:span> of 1583.<text:reference-mark text:name="x1-10003f93"/><text:note text:id="ftn93" text:note-class="footnote"><text:note-citation>93</text:note-citation><text:note-body><text:p text:style-name="Footnote">Luis de Granada, <text:span text:style-name="Emphasis">Introducción del símbolo de la fe</text:span>, Biblioteca de autores españoles6 (1583; Madrid: M. Rivadeneyra, 1871); Luis de Granada, <text:span text:style-name="Emphasis">Introducción del Símbolo de la Fe [Pt. 1]</text:span>, ed. José María Balcells (Madrid: Cátedra, 1989).</text:p></text:note-body></text:note> </text:p>
      <text:p text:style-name="First-line-indent">As Fray Luis explains this widespread understanding of perception, the five exterior senses were linked to a set of interior senses or faculties, including the affective faculty, in which the sensory stimuli interacted with the balance of bodily humors (table 2.2).<text:reference-mark text:name="x1-10004f94"/><text:note text:id="ftn94" text:note-class="footnote"><text:note-citation>94</text:note-citation><text:note-body><text:p text:style-name="Footnote">Granada, <text:span text:style-name="Emphasis">Introducción del Símbolo de la Fe [Pt. 1]</text:span>, ch. 27–35, pp. 439–494.</text:p></text:note-body></text:note> The five exterior senses mediated between the outside world and the interior senses by means of the ethereal <text:span text:style-name="Emphasis"><text:span text:style-name="T1">spiritus animales</text:span></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ext:soft-page-break/>these exterior and interior senses were part of the <text:span text:style-name="Emphasis"><text:span text:style-name="T1">ánima sensitiva</text:span></text:span>, the sensing, reasoning soul. In addition to these senses the <text:span text:style-name="Emphasis"><text:span text:style-name="T1">ánima sensitiva</text:span></text:span> possessed an affective faculty, in which the balance of humors in the body interacted with the interior and exterior senses to produce different “passions” or “affects” (Fray Luis uses <text:span text:style-name="Emphasis"><text:span text:style-name="T1">pasiones</text:span></text:span> and <text:span text:style-name="Emphasis"><text:span text:style-name="T1">afectos</text:span></text:span> interchangeably). Based on a fundamental dichotomy like magnetism between attraction and repulsion, this “concupiscible” part of the soul experienced three primary pairs of passions: love and hate, desire and fear, joy and sadness. </text:p>
      <text:section text:style-name="Sect1" text:name="Section6">
        <text:p text:style-name="Text-body"><text:span text:style-name="caption-title">Table 2.2</text:span><text:reference-mark text:name="x1-100052"/><text:span text:style-name="caption-title">: </text:span>The senses and faculties of the sensible soul (<text:span text:style-name="Emphasis"><text:span text:style-name="T1">ánima sensitiva</text:span></text:span>), according to Fray Luis de Granada </text:p>
      </text:section>
      <text:p text:style-name="First-line-indent">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 </text:p>
      <text:p text:style-name="First-line-indent">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reference-mark text:name="x1-10006f95"/><text:note text:id="ftn95" text:note-class="footnote"><text:note-citation>95</text:note-citation><text:note-body><text:p text:style-name="Footnote">Calderón, <text:span text:style-name="Emphasis">El nuevo palacio</text:span>, ll. 577–582.</text:p></text:note-body></text:note> But Hearing hears a person’s voice, not the person directly, as Calderón’s text continues: “But what Hearing hears/ is only a fleeting echo,/ born of a distant voice/ without a known object.”<text:reference-mark text:name="x1-10007f96"/><text:note text:id="ftn96" text:note-class="footnote"><text:note-citation>96</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 </text:p>
      <text:p text:style-name="First-line-indent"><text:soft-page-break/>The poetic contests of the senses thus rearrange the traditional scholastic hierarchy by putting Hearing at the end for a dramatic climax. Sight comes first, but Hearing, the underdog competitor, triumphs at the last. <text:reference-mark text:name="x1-10008f97"/><text:note text:id="ftn97" text:note-class="footnote"><text:note-citation>97</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text:s/>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 </text:p>
      <text:p text:style-name="First-line-indent">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 </text:p>
      <text:p text:style-name="First-line-indent">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he settings of <text:span text:style-name="Emphasis"><text:span text:style-name="T1">Si los sentidos</text:span></text:span> by Irízar and Carrión demonstrate the persistence of concerns about the hearing’s role in faith. Meanwhile the differences between versions reflect different styles not only of composition but of devotional practice in public and private settings. </text:p>
      <text:p text:style-name="First-line-indent">Irízar and Carrión take a verbal discourse on sensation and faith, in which music is the <text:soft-page-break/>paradigm of something that pleases the ear, and bring it to life through actual music. Thus the pieces seem designed to teach listeners how to hear music even as they are listening—as the catechism advises, they accommodate hearing while training it. </text:p>
      <text:h text:style-name="Heading-3" text:outline-level="3"><text:reference-mark text:name="x1-110002.2"/>Sensory Confusion</text:h>
      <text:p text:style-name="Text-body">While the <text:span text:style-name="Emphasis"><text:span text:style-name="T1">Si los sentidos</text:span></text:span> villancicos may not project as much uncertainty about sensation and faith as does Calderón’s <text:span text:style-name="Emphasis"><text:span text:style-name="T1">El nuevo palacio del Retiro</text:span></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ext:span text:style-name="T2">??</text:span> that many villancicos feature auditory “special effects” like echoes, voices imitating instruments, and voices imitating birdsong. Such pieces might be compared to the contemporary rise of <text:span text:style-name="Emphasis"><text:span text:style-name="T1">trompe l’oeil</text:span></text:span> effects in visual art, like the illusion of the heavens opening in the <text:span text:style-name="Emphasis"><text:span text:style-name="T1">Transparente</text:span></text:span> of Toledo Cathedral (by Narciso Tomé, 1732) or the false domes painted by Andrea Pozzo and his students on Jesuit church ceilings from Rome to China.<text:reference-mark text:name="x1-11001f98"/><text:note text:id="ftn98" text:note-class="footnote"><text:note-citation>98</text:note-citation><text:note-body><text:p text:style-name="Footnote"><text:span text:style-name="Emphasis">Grove Art Online, Oxford Art Online</text:span>, s.v. <text:span text:style-name="Emphasis">Tomé, Narciso</text:span>; Bailey, <text:span text:style-name="Emphasis">Art on the Jesuit Missions</text:span>, 110.</text:p></text:note-body></text:note> </text:p>
      <text:p text:style-name="First-line-indent">Villancicos with “synesthetic” topics mismatch the senses in the spirit of paradox and enigma.<text:reference-mark text:name="x1-11002f99"/><text:note text:id="ftn99" text:note-class="footnote"><text:note-citation>99</text:note-citation><text:note-body><text:p text:style-name="Footnote">Ursula Doetsch Kraus, <text:span text:style-name="Emphasis">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 For example, sight and hearing are the principal objects in the anonymous Marian fragment <text:span text:style-name="Emphasis">Porque cuando las voces puedan pintarla</text:span> (If voices could only paint her, E-Mn: M3881/44).</text:p></text:note-body></text:note> Cristóbal Galán juxtaposes hearing and vision in a villancico for the Conception of Mary.<text:reference-mark text:name="x1-11003f100"/><text:note text:id="ftn100" text:note-class="footnote"><text:note-citation>100</text:note-citation><text:note-body><text:p text:style-name="Footnote">D-Mbs: Mus. ms. 2893, edition in Bernat Cabero Pueyo, <text:span text:style-name="Emphasis">Der Villancico des XVI. und XVII. Jahrhunderts in Spanien</text:span> (Berlin: Dissertation.de, 2000), 567–568.</text:p></text:note-body></text:note> Galán was master of the Royal Chapel from 1680 to 1684, and to judge from copies of his works in multiple archives, his works were performed all across the empire and likely served as models for provincial composers who wanted to stay current with trends in Madrid. He had actually preceded Irízar as chapelmaster at Segovia Cathedral from 1664 to 1667.<text:reference-mark text:name="x1-11004f101"/><text:note text:id="ftn101" text:note-class="footnote"><text:note-citation>101</text:note-citation><text:note-body><text:p text:style-name="Footnote"><text:span text:style-name="Emphasis">Grove Music Online</text:span>, s.v. “Galán, Cristóbal,” by John H. Baron and Jack Sage.</text:p></text:note-body></text:note> Galán’s text <text:soft-page-break/>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reference-mark text:name="x1-11005f102"/><text:note text:id="ftn102" text:note-class="footnote"><text:note-citation>102</text:note-citation><text:note-body><text:p text:style-name="Footnote">Ana García Sanz and Leticia Sánchez Hernández, <text:span text:style-name="Emphasis">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 The poem makes <text:span text:style-name="Emphasis"><text:span text:style-name="T1">equivocación</text:span></text:span> (confusion) of sight and hearing, which is projected partly through irregular poetic meter (poem example 2.5).<text:reference-mark text:name="x1-11006f103"/><text:note text:id="ftn103" text:note-class="footnote"><text:note-citation>103</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Emphasis"><text:span text:style-name="T1">equivocación</text:spa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Emphasis"><text:span text:style-name="T1">¡Oigan!</text:span></text:span> and <text:span text:style-name="Emphasis"><text:span text:style-name="T1">¡Miran!</text:span></text:span> in sesquialtera rhythm. </text:p>
      <text:p text:style-name="First-line-indent"/>
      <text:section text:style-name="Sect1" text:name="Section7">
        <text:p text:style-name="Text-body"><text:span text:style-name="caption-title">Poem example 2.5</text:span><text:reference-mark text:name="x1-110075"/><text:span text:style-name="caption-title">: </text:span><text:span text:style-name="Emphasis"><text:span text:style-name="T1">Oigan todos del ave</text:span></text:span>, from setting by Cristóbal Galán, estribillo </text:p>
      </text:section>
      <text:p text:style-name="First-line-indent">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2.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reference-mark text:name="x1-11008f104"/><text:note text:id="ftn104" text:note-class="footnote"><text:note-citation>104</text:note-citation><text:note-body><text:p text:style-name="Footnote">Kendrick, <text:span text:style-name="Emphasis">Singing Jeremiah: Music and Meaning in Holy Week</text:span>, 36.</text:p></text:note-body></text:note> </text:p>
      <text:section text:style-name="Sect2" text:name="fig">
        <text:p text:style-name="bigskip"/>
        <text:p text:style-name="Text-body"><text:span text:style-name="caption-title">Figure 2.1</text:span><text:reference-mark text:name="x1-110091"/><text:span text:style-name="caption-title">: </text:span>Galán, <text:span text:style-name="Emphasis"><text:span text:style-name="T1">Oigan todos del ave</text:span></text:span> (D-Mbs: Mus. ms. 2893), Tiple I-2, end of <text:soft-page-break/>estribillo: Ironic play of coloration </text:p>
        <text:p text:style-name="bigskip"/>
      </text:section>
      <text:p text:style-name="First-line-indent">For <text:span text:style-name="Emphasis"><text:span text:style-name="T1">qué</text:span></text:span><text:span text:style-name="Emphasis"> </text:span><text:span text:style-name="Emphasis"><text:span text:style-name="T1">equivocación</text:span></text:span> (“what confusion!”) Galán creates a sudden flurry of contrapuntal motion: the sudden outburst of polyphonic texture in the midst of primarily homophonic polychoral dialogue could create an affective sense of confusion. The fugato here also paints the word <text:span text:style-name="Emphasis"><text:span text:style-name="T1">equivocación</text:span></text:span> in a literal way—by having “equal voices” sing a long ascending scalar figure in imitation (starting with the Tiple II’s stepwise ascent A<text:span text:style-name="textsubscript">4</text:span>–G<text:span text:style-name="textsubscript">5</text:span>). As the estribillo continues, Galán increasingly mixes up the music for <text:span text:style-name="Emphasis"><text:span text:style-name="T1">Oigan todos del ave</text:span></text:span>, the sesquialtera interjections, and the contrapuntal texture of <text:span text:style-name="Emphasis"><text:span text:style-name="T1">qué</text:span></text:span><text:span text:style-name="Emphasis"> </text:span><text:span text:style-name="Emphasis"><text:span text:style-name="T1">equivocación</text:span></text:span>, between the various choirs. </text:p>
      <text:p text:style-name="First-line-indent">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 </text:p>
      <text:h text:style-name="Heading-2" text:outline-level="2">2.3 <text:reference-mark text:name="x1-120002.3"/>Impaired Hearers, Incompetent Teachers: “Villancicos of the Deaf”</text:h>
      <text:p text:style-name="Text-body">In the terms of Athanasius Kircher, such pieces would incite “otherworldly affects and rapture of the mind,” and they would seem to share Kircher’s ideal that a listener who was “carried away beyond himself” in this way would actually move beyond sheer sensory overload and come to “experience the truth of what was said.”<text:reference-mark text:name="x1-12001f105"/><text:note text:id="ftn105" text:note-class="footnote"><text:note-citation>105</text:note-citation><text:note-body><text:p text:style-name="Footnote">Kircher, <text:span text:style-name="Emphasis">Musurgia universalis</text:span>, bk. 7, p. 550.</text:p></text:note-body></text:note> It seems reasonable to assume that those who paid repeatedly for the creation and performance of this kind of villancico believed that this music had the power to overwhelm the senses with poetic and musical ingenuity, and that they saw this kind of “dazzlement” as contributing positively to the goals of church and state (to borrow Olivier Messiaen’s term from a later stage of Catholic musical evangelism). At the same <text:soft-page-break/>time, though, we might wonder how the creators of this devotional music responded to the other strain of post-Tridentine thought about music, more in the ascetic line of leaders like John of the Cross,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 </text:p>
      <text:p text:style-name="First-line-indent">The final section of this chapter presents two of these <text:span text:style-name="Emphasis"><text:span text:style-name="T1">villancicos de</text:span></text:span><text:span text:style-name="Emphasis"> </text:span><text:span text:style-name="Emphasis"><text:span text:style-name="T1">sordos</text:span></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deaf” man. </text:p>
      <text:p text:style-name="Text-body"/>
      <text:h text:style-name="Heading-3" text:outline-level="3"><text:reference-mark text:name="x1-130002.3"/>Laughing at the Deaf (Gutiérrez de Padilla, Puebla Cathedral)</text:h>
      <text:p text:style-name="Text-body">In 1651, only two years after the reforming bishop Juan de Palafox y Mendoza had consecrated a new, but still unfinished, cathedral in Puebla de los Ángeles, the cathedral’s chapelmaster included a “villancico of the deaf” among the villancicos for Christmas Matins. In a piece that begins <text:span text:style-name="Emphasis"><text:span text:style-name="T1">Óyeme, Toribio</text:span></text:span> and is labeled <text:span text:style-name="Emphasis"><text:span text:style-name="T1">sordo</text:span></text:span> in the partbooks, Juan Gutiérrez de Padilla created a comic dialogue between a religious teacher and a “deaf” man named Toribio (poem example 2.6).<text:reference-mark text:name="x1-13001f106"/><text:note text:id="ftn106" text:note-class="footnote"><text:note-citation>106</text:note-citation><text:note-body><text:p text:style-name="Footnote">MEX-Pc: Leg. 1/2; E. Thomas Stanford, <text:span text:style-name="Emphasis">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Emphasis">Archivo de música sacra de la catedral de Puebla</text:span>, microfilm (Mexico City, 1967).</text:p></text:note-body></text:note> This villancico is part of Juan Gutiérrez de Padilla’s earliest surviving complete cycle of Christmas villancicos, and the first extant musical compositions that is known to have <text:soft-page-break/>been performed in the new space.<text:reference-mark text:name="x1-13002f107"/><text:note text:id="ftn107" text:note-class="footnote"><text:note-citation>107</text:note-citation><text:note-body><text:p text:style-name="Footnote">Andrew A. Cashner, “Playing Cards at the Eucharistic Table: Music, Theology, and Society in a Corpus Christi Villancico from Colonial Mexico, 1628,” <text:span text:style-name="Emphasis">Journal of Early Modern History</text:span> 18, no. 4 (2014): 383–419; Gustavo Mauleón Rodríguez, ed., <text:span text:style-name="Emphasis">Juan Gutiérrez de Padilla y la época Palafoxiana</text:span> (Puebla: Gobierno del Estado de Puebla, Secretaría de Cultura, 2010).</text:p></text:note-body></text:note> Since Padilla was a member of the Congregation of the Oratory of Philip Neri, whose building in Puebla was consecrated in 1651, these villancicos may have been performed at the <text:span text:style-name="Emphasis"><text:span text:style-name="T1">oratorio</text:span></text:span> as well. 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 </text:p>
      <text:p text:style-name="First-line-indent"/>
      <text:section text:style-name="Sect1" text:name="Section8">
        <text:p text:style-name="Text-body"><text:span text:style-name="caption-title">Poem example 2.6</text:span><text:reference-mark text:name="x1-130036"/><text:span text:style-name="caption-title">: </text:span><text:span text:style-name="Emphasis"><text:span text:style-name="T1">Óyeme, Toribio (El sordo)</text:span></text:span>, from setting by Juan Gutiérrez de Padilla, Puebla, 1651 (MEX-Pc: Leg. 1/2), excerpt </text:p>
      </text:section>
      <text:p text:style-name="First-line-indent">Padilla sets the anonymous poem as a dialogue between two soloists, each accompanied by a bass reed instrument (Padilla calls the texture of soloist and accompanying instrument a <text:span text:style-name="Emphasis"><text:span text:style-name="T1">dúo con bajón</text:span></text:span>); followed by a five-voice choral section. Though two key partbooks are missing, including the Tenor I part who played the deaf man, the dialogue can be reconstructed because the lyrics of the deaf man’s part were written in the surviving bass part.<text:reference-mark text:name="x1-13004f108"/><text:note text:id="ftn108" text:note-class="footnote"><text:note-citation>108</text:note-citation><text:note-body><text:p text:style-name="Footnote">In Padilla’s manuscripts, <text:span text:style-name="Emphasis">dúo</text:span> means a single voice at a time with a single instrumental bass line, in this case specified to be played on <text:span text:style-name="Emphasis">bajón</text:span>. The surviving parts for this section are Altus I and Bassus II; the Tenor I and Bassus I partbooks are lost. The Altus I includes the friar’s part, which was probably accompanied by the Bassus I on <text:span text:style-name="Emphasis">bajón</text:span> (lost). The deaf man was played by the Tenor I (lost), accompanied by Bassus II on <text:span text:style-name="Emphasis">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text:soft-page-break/>music, from Christmas 1651.<text:reference-mark text:name="x1-13005f109"/><text:note text:id="ftn109" text:note-class="footnote"><text:note-citation>109</text:note-citation><text:note-body><text:p text:style-name="Footnote">Thanks to Gustavo Mauleón for making available scans of a few pages of this imprint, held in an anonymous private collection in Puebla.</text:p></text:note-body></text:note> </text:p>
      <text:p text:style-name="First-line-indent">Playing with a conventional villancico type of a dialogue between a <text:span text:style-name="Emphasis"><text:span text:style-name="T1">docto</text:span></text:span> and a <text:span text:style-name="Emphasis"><text:span text:style-name="T1">simple</text:span></text:span>—a learned man and a simpleton—Padilla’s villancico stages a parody of catechism instruction. The friar’s attempts to communicate with the “deaf” man fail, and this prompts the chorus to warn the congregation against spiritual deafness. </text:p>
      <text:p text:style-name="First-line-indent">Padilla dramatizes the two characters’ unsuccessful attempts to communicate through disjunctions of rhythm and mode (music example 2.3). Rhythmically, Padilla gives the friar relatively refined and elegant musical speech, while the deaf man’s speech is halting and clumsy, as in the offbeat figure on <text:span text:style-name="Emphasis"><text:span text:style-name="T1">¿Eh? ¿eh? que no te</text:span></text:span><text:span text:style-name="Emphasis"> </text:span><text:span text:style-name="Emphasis"><text:span text:style-name="T1">oigo</text:span></text:span> (Huh? huh? I can’t hear you). The two men interrupt each other and cannot follow each other’s train of thought. </text:p>
      <text:p text:style-name="First-line-indent"/>
      <text:section text:style-name="Sect1" text:name="Section9">
        <text:p text:style-name="Text-body"><text:span text:style-name="caption-title">Music example 2.3</text:span><text:reference-mark text:name="x1-130063"/><text:span text:style-name="caption-title">: </text:span>Juan Gutiérrez de Padilla, <text:span text:style-name="Emphasis"><text:span text:style-name="T1">Óyeme, Toribio (El sordo)</text:span></text:span> (MEX-Pc: Leg. 1/2), introducción, extant parts (missing Tenor I, Bassus I) </text:p>
      </text:section>
      <text:p text:style-name="First-line-indent">Padilla illustrates the men’s disagreement by having them fail to concur on where to cadence. Given the one-flat <text:span text:style-name="Emphasis"><text:span text:style-name="T1">cantus mollis</text:span></text:span> signature, the cadence points articulated by the extant bass part, and the final on F, Padilla probably would have categorized this piece as mode 11 or 12.<text:reference-mark text:name="x1-13007f110"/><text:note text:id="ftn110" text:note-class="footnote"><text:note-citation>110</text:note-citation><text:note-body><text:p text:style-name="Footnote">Cerone, <text:span text:style-name="Emphasis">El melopeo y maestro</text:span>, 873–882; Cristle Collins Judd, “Renaissance Modal Theory: Theoretical, Compositional, and Editorial Perspectives,” in <text:span text:style-name="Emphasis">The Cambridge History of Western Music History</text:span>, ed. Thomas Christensen (Cambridge: Cambridge University Press, 2002), 364–406; Gregory Barnett, “Tonal Organization in Seventeenth-Century Music Theory,” in Christensen, <text:span text:style-name="Emphasis">The Cambridge History of Western Music History</text:span>, 407–455.</text:p></text:note-body></text:note> Thus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text:soft-page-break/>out, “You are a sheer idiot!”—mimicking the deaf man’s halting short-long rhythms, and returning to his own final of F. </text:p>
      <text:p text:style-name="First-line-indent">Next the Altus I singer, who has been representing the friar, addresses the congregation like a preacher: “The laughter of the dawn will turn to sobs,” he says—referring to the Virgin Mary—when, having given birth to the Word Incarnate, “her eyes see deaf men.” Padilla sets the final phrase about deaf men with ten blackened notes in mensural coloration. Where Galán used musical coloration as a symbol of blindness, here Padilla would seem to use the same symbol to point to a deficit in hearing. When the rest of Chorus I joins in for the responsión, their repeated dotted rhythm suggests vivacious laughter and comic offbeat sobs on <text:span text:style-name="Emphasis"><text:span text:style-name="T1">sollozos</text:span></text:span> (music example 2.4). The descending figure is passed through all the voices in imitation, leading to a harmonic form of descent when the Tiple I adds E flat—shifting further away from the “natural” into the “weak” realm of flats. The heavy syncopation in each voice creates rhythmic confusion that is not sorted out until the final cadential flourish on F, validating the friar’s initial choice of mode. </text:p>
      <text:p text:style-name="First-line-indent"/>
      <text:section text:style-name="Sect1" text:name="Section10">
        <text:p text:style-name="Text-body"><text:span text:style-name="caption-title">Music example 2.4</text:span><text:reference-mark text:name="x1-130084"/><text:span text:style-name="caption-title">: </text:span>Gutiérrez de Padilla, <text:span text:style-name="Emphasis"><text:span text:style-name="T1">Óyeme, Toribio (El sordo)</text:span></text:span>, responsión a 5, extant voices </text:p>
      </text:section>
      <text:p text:style-name="First-line-indent">Padilla uses his characteristic mixture of sophisticated musical technique, high-minded theology, and low caricature to exploit the deaf for the amusement of the hearing, making them into a warning against spiritual deafness. The “deaf men” that will make Mary weep are all people whose ears have been stopped by sin and cannot hear the divine Word of Christ with faith. This concept recalls the definition of <text:span text:style-name="Emphasis"><text:span text:style-name="T1">sordo</text:span></text:span> in the 1611 Spanish dictionary of Sebastián de Covarrubias, who defines the <text:span text:style-name="Emphasis"><text:span text:style-name="T1">sordo</text:span></text:span>, not as one who is <text:span text:style-name="Emphasis"><text:span text:style-name="T1">unable</text:span></text:span> to hear, but rather as “he who does not hear.” He adds, “There is no worse kind of deaf man than the one who is unwilling to <text:soft-page-break/>hear.”<text:reference-mark text:name="x1-13009f111"/><text:note text:id="ftn111" text:note-class="footnote"><text:note-citation>111</text:note-citation><text:note-body><text:p text:style-name="Footnote">Sebastián de Covarrubias Orozco, <text:span text:style-name="Emphasis">Tesoro de la lengua castellana, o española</text:span> (Madrid, 1611), s.v. <text:span text:style-name="Emphasis">sordo</text:span>: “SORDO, Lat. surdus, el que no oye. No ay peor sordo que le que no quiere oyr.”</text:p></text:note-body></text:note> </text:p>
      <text:h text:style-name="Heading-3" text:outline-level="3"><text:reference-mark text:name="x1-140002.3"/>Learning from the Deaf (Ruiz, Madrid Royal Chapel)</text:h>
      <text:p text:style-name="Text-body">For the last example we return to the piece discussed at the outset of the chapter, the <text:span text:style-name="Emphasis"><text:span text:style-name="T1">Villancico de los sordos</text:span></text:span> by Matías Ruiz. This piece invites more sympathy for the deaf and extends its parody to the catechist as well (poem examples 2.7 to 2.8).<text:reference-mark text:name="x1-14001f112"/><text:note text:id="ftn112" text:note-class="footnote"><text:note-citation>112</text:note-citation><text:note-body><text:p text:style-name="Footnote">E-E: Mús. 83-12.</text:p></text:note-body></text:note> The poetry imprint survives from the first performance by the Royal Chapel at Madrid’s Convent of the Incarnation in 1671, where Ruiz was chapelmaster.<text:reference-mark text:name="x1-14002f113"/><text:note text:id="ftn113" text:note-class="footnote"><text:note-citation>113</text:note-citation><text:note-body><text:p text:style-name="Footnote">Villancicos que se han de cantar en el Real Convento de la Encarnación, la Noche de Navidad, Este Año de 1671, 1671, E-Mn: R/34989/1, Madrid; <text:span text:style-name="Emphasis">Grove Music Online</text:span>, s.v. “Ruíz, Matíás,” by Robert Stevenson.</text:p></text:note-body></text:note> Here the <text:span text:style-name="Emphasis"><text:span text:style-name="T1">sordo</text:span></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 </text:p>
      <text:p text:style-name="First-line-indent"/>
      <text:section text:style-name="Sect1" text:name="Section11">
        <text:p text:style-name="Text-body"><text:span text:style-name="caption-title">Poem example 2.7</text:span><text:reference-mark text:name="x1-140037"/><text:span text:style-name="caption-title">: </text:span><text:span text:style-name="Emphasis"><text:span text:style-name="T1">Pues la fiesta del Niño es (Villancico de los sordos)</text:span></text:span>, from setting by Matías Ruiz, Madrid, 1671 (E-E: Mús. 83-12, E-Mn: R/34989/1), first portion </text:p>
      </text:section>
      <text:p text:style-name="First-line-indent"/>
      <text:section text:style-name="Sect1" text:name="Section12">
        <text:p text:style-name="Text-body"><text:span text:style-name="caption-title">Poem example 2.8</text:span><text:reference-mark text:name="x1-140048"/><text:span text:style-name="caption-title">: </text:span><text:span text:style-name="Emphasis"><text:span text:style-name="T1">Pues la fiesta del Niño es (Villancico de los sordos)</text:span></text:span>, conclusion </text:p>
      </text:section>
      <text:p text:style-name="First-line-indent">The piece begins with soloist and chorus gleefully crying “On with the deaf man!” rather like a bunch of high-school bullies, telling everyone to speak up so he can hear. When the catechist and the <text:span text:style-name="Emphasis"><text:span text:style-name="T1">sordo</text:span></text:span> enter, Ruiz illustrates their inability to understand each other with contrasting styles. The deaf man’s musical speech is abrupt, uncouth, and loud, fitting with the friar’s mockery of the deaf man’s unmodulated voice (music example 2.5). The deaf man bursts on the scene with a scale from the top of his register to the bottom (F<text:span text:style-name="textsubscript">4</text:span> to G<text:span text:style-name="textsubscript">3</text:span>). The descent across <text:soft-page-break/>the registers or <text:span text:style-name="Emphasis"><text:span text:style-name="T1">passaggi</text:span></text:span> of the voice would encourage the singer to bawl the phrases in a coarse tone of voice, so that ironically, a character who cannot hear is marked for the audience by the sound he makes. </text:p>
      <text:p text:style-name="First-line-indent"/>
      <text:section text:style-name="Sect1" text:name="Section13">
        <text:p text:style-name="Text-body"><text:span text:style-name="caption-title">Music example 2.5</text:span><text:reference-mark text:name="x1-140055"/><text:span text:style-name="caption-title">: </text:span>Matías Ruiz, <text:span text:style-name="Emphasis"><text:span text:style-name="T1">Pues la fiesta del niño es (Villancico de los</text:span></text:span><text:span text:style-name="Emphasis"> </text:span><text:span text:style-name="Emphasis"><text:span text:style-name="T1">sordos)</text:span></text:span> (E-E: Mús. 83-12), estribillo </text:p>
      </text:section>
      <text:p text:style-name="First-line-indent">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 </text:p>
      <text:p text:style-name="First-line-indent">In the parodied catechism lesson presented in the coplas, the friar quizzes his pupil on the same key doctrines of Christmas emphasized by contemporary theological writers both scholastic and pastoral.<text:reference-mark text:name="x1-14006f114"/><text:note text:id="ftn114" text:note-class="footnote"><text:note-citation>114</text:note-citation><text:note-body><text:p text:style-name="Footnote">Andrew A. Cashner, “Faith, Hearing, and the Power of Music in Hispanic Villancicos, 1600–1700” (PhD diss., University of Chicago, 2015), ch. 3.</text:p></text:note-body></text:note> Tell, <text:span text:style-name="Emphasis"><text:span text:style-name="T1">sordo</text:span></text:span>, he asks, how did God fulfill his word to the prophet-king David? What motivated Christ to become incarnate? But the deaf man mishears every statement: he mistakes <text:span text:style-name="Emphasis"><text:span text:style-name="T1">sordo</text:span></text:span> for <text:span text:style-name="Emphasis"><text:span text:style-name="T1">gordo</text:span></text:span> (chubby), and hears <text:span text:style-name="Emphasis"><text:span text:style-name="T1">profeta</text:span></text:span> (prophet) as <text:span text:style-name="Emphasis"><text:span text:style-name="T1">estafeta</text:span></text:span> (mailman). </text:p>
      <text:p text:style-name="First-line-indent">His supposed learning in the humanities leads only to confusion. When the friar says <text:span text:style-name="Emphasis"><text:span text:style-name="T1">el portal es nuestro alivio</text:span></text:span> (the stable is our remedy), the deaf man thinks he is citing <text:span text:style-name="Emphasis"><text:span text:style-name="T1">Tito Libio</text:span></text:span>. Since the catechist has just been lauding the <text:span text:style-name="Emphasis"><text:span text:style-name="T1">bailes</text:span></text:span> (dances) of Christmas, the humanist is puzzled: he has read the Classical historian Livy, he says, but Livy doesn’t say anything about <text:span text:style-name="Emphasis"><text:span text:style-name="T1">frailes</text:span></text:span> (friars). </text:p>
      <text:p text:style-name="First-line-indent">Hearing that the child Jesus is shivering with cold, the deaf man suggests he drink hot chocolate. The friar reassures him, “the Queen”—the Virgin Mary—is keeping the child bundled, such that he glows (<text:span text:style-name="Emphasis"><text:span text:style-name="T1">arde</text:span></text:span>) with warmth. The deaf man now seems to feel that at last he has figured out what they are talking about, and sums up with satisfaction, <text:span text:style-name="Emphasis"><text:span text:style-name="T1">Esta es, por la mañana y </text:span></text:span><text:soft-page-break/><text:span text:style-name="Emphasis"><text:span text:style-name="T1">tarde,</text:span></text:span><text:span text:style-name="Emphasis"> </text:span><text:span text:style-name="Emphasis"><text:span text:style-name="T1">la Reina de las bebidas</text:span></text:span> (Chocolate is, morning and evening, the Queen of beverages). </text:p>
      <text:p text:style-name="First-line-indent">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he deaf man’s bumbling but endearing statements contrast strikingly with the friar’s abstract theology and clichéd poetic language. The characters represent contrasting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reference-mark text:name="x1-14007f115"/><text:note text:id="ftn115" text:note-class="footnote"><text:note-citation>115</text:note-citation><text:note-body><text:p text:style-name="Footnote">Desiderius Erasmus, <text:span text:style-name="Emphasis">The Essential Erasmus</text:span>, ed. John P. Dolan (New York: Meridian, 1993), 206: “Erasmus perceived in the paganistic trends of the Renaissance a greater threat to religion than the theological squabbles he was so reluctant to participate in.”</text:p></text:note-body></text:note> What the man lacks in knowledge, though, he makes up in heartfelt devotion, doting on the baby Jesus. </text:p>
      <text:p text:style-name="First-line-indent">On the balance, though, the piece still uses deafness as a negative symbol. When the chorus sings that “the deaf are those who neither listen nor understand the sound,” they use the term <text:span text:style-name="Emphasis"><text:span text:style-name="T1">son</text:span></text:span>, which the dictionary of Covarrubias defines as a kind of dance. Indeed, this villancico features a distinctive harmonic and rhythmic pattern with alternating ternary and sesquialtera groupings, which are most clear on the phrase <text:span text:style-name="Emphasis"><text:span text:style-name="T1">los que no escuchan ni entienden el son</text:span></text:span> (music example 2.6). This pattern bears a close resemblance to dance forms known as <text:span text:style-name="Emphasis"><text:span text:style-name="T1">son</text:span></text:span> today—most obviously, the Mexican <text:span text:style-name="Emphasis"><text:span text:style-name="T1">huarache</text:span></text:span> familiar from the song “America” in Leonard Bernstein’s <text:span text:style-name="Emphasis"><text:span text:style-name="T1">West Side</text:span></text:span><text:span text:style-name="Emphasis"> </text:span><text:span text:style-name="Emphasis"><text:span text:style-name="T1">Story</text:span></text:span>.<text:reference-mark text:name="x1-14008f116"/><text:note text:id="ftn116" text:note-class="footnote"><text:note-citation>116</text:note-citation><text:note-body><text:p text:style-name="Footnote"><text:span text:style-name="Emphasis">Grove</text:span>, s.v. <text:span text:style-name="Emphasis">huarache</text:span>; Elizabeth A. Wells, <text:span text:style-name="Emphasis">West Side Story: Cultural Perspectives on an American Musical</text:span> (Lanham, MD: Scarecrow Press, 2011).</text:p></text:note-body></text:note> Just as in the contests of the senses, then, music is the paradigm of faithful hearing; those who can’t pick up the tune, spiritually speaking, are the truly deaf. </text:p>
      <text:p text:style-name="First-line-indent"/>
      <text:section text:style-name="Sect1" text:name="Section14">
        <text:p text:style-name="Text-body"><text:soft-page-break/><text:span text:style-name="caption-title">Music example 2.6</text:span><text:reference-mark text:name="x1-140096"/><text:span text:style-name="caption-title">: </text:span>Ruiz, <text:span text:style-name="Emphasis"><text:span text:style-name="T1">Villancico de los sordos</text:span></text:span>, conclusion of estribillo, mm. 76–83: Possible evocation of <text:span text:style-name="Emphasis"><text:span text:style-name="T1">son</text:span></text:span> song or dance style </text:p>
      </text:section>
      <text:p text:style-name="First-line-indent">Where did this theology of hearing leave actual people with hearing disabilities? At the same time as these caricatures of the deaf were performed, the Spanish churchman Juan Pablo Bonet was laying the foundations of modern deaf education.<text:reference-mark text:name="x1-14010f117"/><text:note text:id="ftn117" text:note-class="footnote"><text:note-citation>117</text:note-citation><text:note-body><text:p text:style-name="Footnote">Juan Pablo Bonet, <text:span text:style-name="Emphasis">Reduction de las letras y Arte para enseñar a ablar a los mudos</text:span> (Madrid, 1620), cited and discussed in Susan Plann, <text:span text:style-name="Emphasis">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 </text:p>
      <text:p text:style-name="First-line-indent">Whether these pieces accomplished anything more than amusing hearers by reinforcing their prejudices is a question that haunts the whole repertoire of Spanish devotional music—and one that should give modern performers pause before reviving some villancicos.<text:reference-mark text:name="x1-14011f118"/><text:note text:id="ftn118" text:note-class="footnote"><text:note-citation>118</text:note-citation><text:note-body><text:p text:style-name="Footnote">Cashner, <text:span text:style-name="Emphasis">Villancicos about Music</text:span>, 7.</text:p></text:note-body></text:note> This problem is especially vexing in the “ethnic” villancicos, still frequently performed by early-music groups today, which represent Africans and other non-Castilian groups through caricatured deformations of speech and music.<text:reference-mark text:name="x1-14012f119"/><text:note text:id="ftn119" text:note-class="footnote"><text:note-citation>119</text:note-citation><text:note-body><text:p text:style-name="Footnote">Baker, “The ‘Ethnic Villancico’”; Baker, “Latin American Baroque.”</text:p></text:note-body></text:note> These pieces appear to welcome people from the margins of society to Christ’s stable, or around his altar, and thereby raise their status; but the stereotyped representation actually reinforces their position at the bottom of the social hierarchy. </text:p>
      <text:h text:style-name="Heading-2" text:outline-level="2">2.4 <text:reference-mark text:name="x1-150002.4"/>Failures of Faithful Hearing</text:h>
      <text:p text:style-name="Text-body">These villancicos depict failures of faithful hearing as a call for disciplined listening. The villancicos of the deaf fit in with a characteristic tendency of Roman Catholics after Trent to critique the poor level of theological knowledge among the lay people and the low quality of teaching among the clergy.<text:reference-mark text:name="x1-15001f120"/><text:note text:id="ftn120" text:note-class="footnote"><text:note-citation>120</text:note-citation><text:note-body><text:p text:style-name="Footnote">Kamen, <text:span text:style-name="Emphasis">Early Modern European Society</text:span>, 56–57.</text:p></text:note-body></text:note> In the vernacular catechism discussed at the beginning of this chapter, the Augustinian friar Antonio de Azevedo describes real-life scenes of failed catechesis: </text:p>
      <text:section text:style-name="Sect1" text:name="begin-end-env-12">
        <text:p text:style-name="begin-env-p"/>
        <text:p text:style-name="quote"><text:soft-page-break/>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Emphasis"><text:span text:style-name="T1">bozales</text:span></text:span>] in the matters of faith, that if you would ask them, how many are the persons of the Holy Trinity, some would say that they are seven, and others, fifteen; and others say about twenty—of this I am a good witness. And a principal friar of my order, I’ve heard that once he was asking a woman how many [persons in the Trinity] there were, and she said, “Fifteen.” And he said, “<text:span text:style-name="Emphasis"><text:span text:style-name="T1">Ay</text:span></text:span>, is that really your answer?” And then she wanted to correct herself, and she said, “<text:span text:style-name="Emphasis"><text:span text:style-name="T1">Ay Señor</text:span></text:span>, I think I was wrong—I’ll say there are five hundred.”<text:reference-mark text:name="x1-15002f121"/><text:note text:id="ftn121" text:note-class="footnote"><text:note-citation>121</text:note-citation><text:note-body><text:p text:style-name="Footnote">Azevedo, <text:span text:style-name="Emphasis">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end-env-p"/>
      </text:section>
      <text:p text:style-name="First-line-indent">Azevedo sees no humor in this lack of religious knowledge; and he faults not the illiterate laypeople but the friars and clergy who have failed to teach the basics of faith in a plain way, as Azevedo himself endeavors to do in his book: </text:p>
      <text:section text:style-name="Sect1" text:name="begin-end-env-13">
        <text:p text:style-name="begin-env-p"/>
        <text:p text:style-name="quote">It is a shame to see the ignorance that there is in many, in things of such importance […]. Because even though the religious orders and those who preach do declare the gospel, they do not explain the ABCs [<text:span text:style-name="Emphasis"><text:span text:style-name="T1">b, a, ba</text:span></text:span>] of Christianity; they do not want to deal with giving milk because this is the task of mothers, those lordly Curates or Orators, who are responsible for this task, and what I have described is their fault.<text:reference-mark text:name="x1-15003f122"/><text:note text:id="ftn122" text:note-class="footnote"><text:note-citation>122</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end-env-p"><text:soft-page-break/></text:p>
      </text:section>
      <text:p text:style-name="First-line-indent">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 </text:p>
      <text:p text:style-name="First-line-indent">What does it mean, then, that this music invites hearers to laugh at the Church’s incompetent teachers? After all, the friars are caricatured just as much as the deaf men are. Padilla’s piece was performed at the epicenter of religious reform in the New World, and Ruíz’s piece may have been heard by the royal defender of the faith Charles II. The function of villancicos must be more complex than the imposition of dogma. Few villancicos of the seventeenth century would satisfy Azevedo’s call to teach the “<text:span text:style-name="Emphasis"><text:span text:style-name="T1">b, a, ba</text:span></text:span>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of the deaf, in fact, depended on the attention of listeners with well-trained ears. </text:p>
      <text:p text:style-name="Text-body"/>
      <text:h text:style-name="Heading-3" text:outline-level="3"><text:reference-mark text:name="x1-160002.4"/>“Make a Hedge around Your Ears”</text:h>
      <text:p text:style-name="Text-body">To understand the role of villancicos in the dynamics of hearing and faith, then, we must consider these performative texts as more than just one-way transmissions of religious teaching from the Church to listening worshippers. The creators of these pieces seem to expect listeners to be active, attentive, and intelligent. Indeed, Catholic listeners in this period had to pay attention, because as multiple examples have demonstrated, hearing was “the sense most easily deceived” <text:soft-page-break/>and Catholics were not expected to believe everything they heard. Hearing with faith meant questioning anything that contradicted true faith and accepting the true faith even when it contradicted the senses. </text:p>
      <text:p text:style-name="First-line-indent">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 </text:p>
      <text:section text:style-name="Sect1" text:name="begin-end-env-14">
        <text:p text:style-name="begin-env-p"/>
        <text:p text:style-name="quote">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text:span text:style-name="Emphasis"><text:span text:style-name="T1">primor</text:span></text:span>] of the art, which should be credited mutually to the virtuosity [<text:span text:style-name="Emphasis"><text:span text:style-name="T1">destreza</text:span></text:span>] of the voices and the well-adjusted management of the instruments. Each Master set to music one of the following villancicos [included in the chronicle], which were part of the design of the chapter’s order.</text:p>
        <text:p text:style-name="end-env-p"/>
      </text:section>
      <text:p text:style-name="First-line-indent">“The two villancicos were sung nobly, and were heard with pleasure,” he writes, but, truth be told, “it would have been even better, if every ear was intelligent in points of consonance.”<text:reference-mark text:name="x1-16001f123"/><text:note text:id="ftn123" text:note-class="footnote"><text:note-citation>123</text:note-citation><text:note-body><text:p text:style-name="Footnote"><text:span text:style-name="Emphasis">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 facsimile edition (1724; 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Emphasis">dulce, grave, y sonora armonía</text:span>, <text:span text:style-name="Emphasis">primor</text:span>, <text:span text:style-name="Emphasis">destreza</text:span>, <text:span text:style-name="Emphasis">puntos de consonancia</text:span>.</text:p></text:note-body></text:note> Moreover, in the anxious theological climate of early modern Spain, not even an aural-skills course would meet the more pressing demand for spiritual discipline in listening. A moral <text:soft-page-break/>emblem from 1610 by dictionary author Sebastián de Covarrubias shows two fragile human ears, protected from the four winds by a crown of thorns (figure 2.2). Its Latin motto, from Ecclesiasticus 28:28, reads, “Make a hedge around your ears with thorns.”<text:reference-mark text:name="x1-16002f124"/><text:note text:id="ftn124" text:note-class="footnote"><text:note-citation>124</text:note-citation><text:note-body><text:p text:style-name="Footnote">Sebastián de Covarrubias Orozco, <text:span text:style-name="Emphasis">Emblemas morales</text:span> (Madrid, 1610), 202: “SEPI AVRES TVAS SPINIS.”</text:p></text:note-body></text:note> In the double explanation of the emblem, first in vernacular poetry, then in prose, readers who contemplated this image and its possible interpretations were advised to shield their ears “from hearing flattery, gossip, lies, and false doctrines; and so that these things will not reach our ears we must put a strong fence around them, and protect it with thorns.”<text:reference-mark text:name="x1-16003f125"/><text:note text:id="ftn125" text:note-class="footnote"><text:note-citation>125</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 yourself safe, take refuge in Christ and his crown.”<text:reference-mark text:name="x1-16004f126"/><text:note text:id="ftn126" text:note-class="footnote"><text:note-citation>126</text:note-citation><text:note-body><text:p text:style-name="Footnote">Ibid., 202: “En esta vida, que es vna milicia,/ Si asegurar quisieres tu persona,/ Amparate de Christo, y su corona.”</text:p></text:note-body></text:note> </text:p>
      <text:section text:style-name="Sect2" text:name="Section15">
        <text:p text:style-name="bigskip"/>
        <text:p text:style-name="Text-body"><text:span text:style-name="caption-title">Figure 2.2</text:span><text:reference-mark text:name="x1-160052"/><text:span text:style-name="caption-title">: </text:span>“Make a hedge around your ears with thorns,” from Covarrubias, <text:span text:style-name="Emphasis"><text:span text:style-name="T1">Emblemas</text:span></text:span>, 202 </text:p>
        <text:p text:style-name="bigskip"/>
      </text:section>
      <text:p text:style-name="First-line-indent">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hrough speech or song and those who would lis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loext:contextual-spacing="false"/>
    </style:style>
    <style:style style:name="clearpage" style:family="paragraph" style:parent-style-name="Text-body">
      <style:paragraph-properties fo:break-before="page"/>
    </style:style>
    <style:style style:name="hline-p-hr" style:family="paragraph">
      <style:paragraph-properties fo:margin-top="0in" fo:margin-bottom="0in" loext:contextual-spacing="false" fo:line-height="0.0043in" fo:padding="0in" fo:border-left="none" fo:border-right="none" fo:border-top="none" fo:border-bottom="0.31pt solid #000000"/>
    </style:style>
    <style:style style:name="cline-p-hr" style:family="paragraph">
      <style:paragraph-properties fo:margin-top="0in" fo:margin-bottom="0in" loext: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loext: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left="0in" fo:margin-right="0in" fo:margin-top="0in" fo:margin-bottom="0in" loext:contextual-spacing="false" fo:line-height="200%" fo:text-align="start" style:justify-single-word="false" fo:hyphenation-ladder-count="no-limit" fo:text-indent="0.5in" style:auto-text-indent="false" style:page-number="auto"/>
      <style:text-properties fo:hyphenate="false"/>
    </style:style>
    <style:style style:name="Lik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loext: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loext: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loext: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loext: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loext: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loext: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loext:contextual-spacing="false" fo:text-indent="-0.35in" style:auto-text-indent="false"/>
    </style:style>
    <style:style style:name="printthebibliography-dt" style:family="paragraph">
      <style:paragraph-properties fo:margin-left="0in" fo:margin-right="0in" fo:margin-top="0in" fo:margin-bottom="0in" loext: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loext:contextual-spacing="false" fo:text-indent="0in" style:auto-text-indent="false"/>
    </style:style>
    <style:style style:name="quote-trl" style:family="paragraph">
      <style:paragraph-properties fo:margin-left="0.3937in" fo:margin-right="0.3937in" fo:margin-top="0.0783in" fo:margin-bottom="0.0783in" loext:contextual-spacing="false" fo:text-align="end" style:justify-single-word="false" fo:text-indent="0in" style:auto-text-indent="false" style:writing-mode="rl-tb"/>
    </style:style>
    <style:style style:name="begin-env-p" style:family="paragraph">
      <style:paragraph-properties fo:margin-top="0.0783in" fo:margin-bottom="0in" loext:contextual-spacing="false" fo:line-height="0.0043in"/>
    </style:style>
    <style:style style:name="end-env-p" style:family="paragraph">
      <style:paragraph-properties fo:margin-top="0in" fo:margin-bottom="0.0783in" loext:contextual-spacing="false" fo:line-height="0.0043in"/>
    </style:style>
    <style:style style:name="Contents-Heading" style:family="paragraph" style:parent-style-name="Heading" style:class="index">
      <style:paragraph-properties fo:margin-left="0in" fo:margin-right="0in" fo:margin-top="0.1965in" fo:margin-bottom="0.0783in" loext: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loext: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loext: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loext: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loext: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in" fo:margin-right="0in" fo:text-indent="0.5in" style:auto-text-indent="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author" style:class="chapter">
      <style:paragraph-properties fo:margin-top="0.1654in" fo:margin-bottom="0.2008in" loext:contextual-spacing="false" fo:text-align="center" style:justify-single-word="false"/>
    </style:style>
    <style:style style:name="Title-rtl" style:family="paragraph" style:next-style-name="author-rtl" style:class="chapter">
      <style:paragraph-properties fo:margin-top="0.1654in" fo:margin-bottom="0.2008in" loext:contextual-spacing="false" fo:text-align="center" style:justify-single-word="false" style:writing-mode="rl-tb"/>
    </style:style>
    <style:style style:name="author" style:family="paragraph" style:parent-style-name="Text-body" style:next-style-name="date">
      <style:paragraph-properties fo:margin-left="0in" fo:margin-right="0in" fo:margin-top="0in" fo:margin-bottom="0.0783in" loext:contextual-spacing="false" fo:text-align="center" style:justify-single-word="false" fo:text-indent="0in" style:auto-text-indent="false"/>
    </style:style>
    <style:style style:name="author-rtl" style:family="paragraph" style:parent-style-name="Text-body-rtl" style:next-style-name="date-rtl">
      <style:paragraph-properties fo:margin-top="0in" fo:margin-bottom="0.0783in" loext:contextual-spacing="false" fo:text-align="center" style:justify-single-word="false" style:writing-mode="rl-tb"/>
    </style:style>
    <style:style style:name="date" style:family="paragraph" style:parent-style-name="Text-body" style:next-style-name="Text-body">
      <style:paragraph-properties fo:margin-left="0in" fo:margin-right="0in" fo:margin-top="0in" fo:margin-bottom="0.0783in" loext:contextual-spacing="false" fo:text-align="center" style:justify-single-word="false" fo:text-indent="0in" style:auto-text-indent="false"/>
    </style:style>
    <style:style style:name="date-rtl" style:family="paragraph" style:parent-style-name="Text-body" style:next-style-name="Text-body">
      <style:paragraph-properties fo:margin-top="0in" fo:margin-bottom="0.0783in" loext: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loext: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loext:contextual-spacing="false" fo:text-indent="0in" style:auto-text-indent="false" style:writing-mode="rl-tb"/>
    </style:style>
    <style:style style:name="abstract-title" style:family="paragraph" style:parent-style-name="abstract" style:next-style-name="abstract">
      <style:paragraph-properties fo:margin-top="0.1965in" fo:margin-bottom="0in" loext:contextual-spacing="false" fo:text-align="center" style:justify-single-word="false"/>
    </style:style>
    <style:style style:name="Contents-1" style:family="paragraph" style:parent-style-name="Index" style:class="index">
      <style:paragraph-properties fo:margin-left="0in" fo:margin-right="0in" fo:margin-top="0in" fo:margin-bottom="0.0398in" loext: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loext:contextual-spacing="false" fo:text-indent="0.1965in" style:auto-text-indent="true"/>
    </style:style>
    <style:style style:name="quotation-rtl" style:family="paragraph" style:parent-style-name="Standard">
      <style:paragraph-properties fo:margin-left="0.3937in" fo:margin-right="0.3937in" fo:margin-top="0in" fo:margin-bottom="0in" loext: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loext:contextual-spacing="false" fo:text-align="end" style:justify-single-word="false" style:page-number="auto"/>
    </style:style>
    <style:style style:name="flushleft" style:family="paragraph" style:parent-style-name="Text-body" style:next-style-name="Text-body">
      <style:paragraph-properties fo:margin-top="0.0783in" fo:margin-bottom="0.0783in" loext:contextual-spacing="false" fo:text-align="start" style:justify-single-word="false"/>
    </style:style>
    <style:style style:name="center" style:family="paragraph" style:parent-style-name="Text-body" style:next-style-name="Text-body">
      <style:paragraph-properties fo:margin-top="0.0783in" fo:margin-bottom="0.0783in" loext: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loext:contextual-spacing="false"/>
    </style:style>
    <style:style style:name="Heading-1" style:family="paragraph" style:parent-style-name="Heading" style:next-style-name="Text-body" style:class="text">
      <style:paragraph-properties fo:margin-top="0.5555in" fo:margin-bottom="0.3472in"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loext:contextual-spacing="false"/>
    </style:style>
    <style:style style:name="Heading-2-rtl" style:family="paragraph" style:parent-style-name="Heading" style:next-style-name="Text-body" style:class="text">
      <style:paragraph-properties fo:margin-top="0.1654in" fo:margin-bottom="0in"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loext:contextual-spacing="false"/>
    </style:style>
    <style:style style:name="Heading-4-rtl" style:family="paragraph" style:next-style-name="Text-body-rtl" style:class="text">
      <style:paragraph-properties fo:margin-top="0.1654in" fo:margin-bottom="0in" loext: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loext: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loext: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subscript" style:family="text">
      <style:text-properties style:text-position="sub 58%"/>
    </style:style>
    <style:style style:name="reference-ref" style:family="text">
      <style:text-properties style:text-underline-style="solid" style:text-underline-width="bold" style:text-underline-color="#0000ff"/>
    </style:style>
    <style:style style:name="textsuperscript" style:family="text">
      <style:text-properties style:text-position="super 58%"/>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line-through-type="single" style:text-underline-style="none"/>
    </style:style>
    <style:style style:name="xout" style:family="text">
      <style:text-properties style:text-line-through-style="solid" style:text-line-through-type="single" style:text-underline-style="none"/>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draw:fill="none" draw:fill-color="#729fcf"/>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319in" fo:page-height="11.04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ain-2.tex, options: xhtml,ooffice,html,refcaption 
(http://www.cse.ohio-state.edu/~gurari/TeX4ht/)  
</meta:initial-creator>
    <meta:generator>LibreOffice/6.0.3.2$Linux_X86_64 LibreOffice_project/00$Build-2</meta:generator>
    <dc:date>2018-06-01T16:06:05.160784203</dc:date>
    <meta:editing-duration>PT8M56S</meta:editing-duration>
    <meta:editing-cycles>3</meta:editing-cycles>
    <meta:document-statistic meta:table-count="4" meta:image-count="0" meta:object-count="1" meta:page-count="56" meta:paragraph-count="333" meta:word-count="20823" meta:character-count="129475" meta:non-whitespace-character-count="108943"/>
  </office:meta>
</office:document-meta>
</file>

<file path=main-2-m2/content.xml><?xml version="1.0" encoding="utf-8"?>
<math xmlns="http://www.w3.org/1998/Math/MathML" display="block">
  <semantics>
    <mfrac>
      <mtext>5</mtext>
      <mtext>3</mtext>
    </mfrac>
    <annotation encoding="StarMath 5.0">"5" over "3"</annotation>
  </semantics>
</math>
</file>